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4e6e87" officeooo:paragraph-rsid="006402eb"/>
    </style:style>
    <style:style style:name="P12" style:family="paragraph" style:parent-style-name="Standard">
      <style:text-properties fo:language="ca" fo:country="ES" officeooo:paragraph-rsid="006402eb"/>
    </style:style>
    <style:style style:name="P13" style:family="paragraph" style:parent-style-name="Standard">
      <style:text-properties fo:language="ca" fo:country="ES" officeooo:paragraph-rsid="006fc3de"/>
    </style:style>
    <style:style style:name="P14" style:family="paragraph" style:parent-style-name="Standard">
      <style:text-properties fo:language="ca" fo:country="ES" officeooo:paragraph-rsid="008a50ad"/>
    </style:style>
    <style:style style:name="P15" style:family="paragraph" style:parent-style-name="Standard">
      <style:text-properties fo:language="ca" fo:country="ES" officeooo:paragraph-rsid="008c309e"/>
    </style:style>
    <style:style style:name="P16" style:family="paragraph" style:parent-style-name="Standard">
      <style:text-properties fo:language="ca" fo:country="ES" officeooo:paragraph-rsid="008e0df1"/>
    </style:style>
    <style:style style:name="P17" style:family="paragraph" style:parent-style-name="Standard">
      <style:text-properties fo:language="ca" fo:country="ES" officeooo:paragraph-rsid="0091aa2c" fo:background-color="transparent"/>
    </style:style>
    <style:style style:name="P18" style:family="paragraph" style:parent-style-name="Standard">
      <style:text-properties officeooo:paragraph-rsid="005969a7"/>
    </style:style>
    <style:style style:name="P19" style:family="paragraph" style:parent-style-name="Standard">
      <style:text-properties officeooo:paragraph-rsid="006402eb"/>
    </style:style>
    <style:style style:name="P20" style:family="paragraph" style:parent-style-name="Standard">
      <style:text-properties officeooo:rsid="00672415" officeooo:paragraph-rsid="00672415"/>
    </style:style>
    <style:style style:name="P21" style:family="paragraph" style:parent-style-name="Standard">
      <style:text-properties fo:language="zxx" fo:country="none" officeooo:rsid="0091aa2c" officeooo:paragraph-rsid="0091aa2c" style:language-asian="zxx" style:country-asian="none" style:language-complex="zxx" style:country-complex="none"/>
    </style:style>
    <style:style style:name="P22" style:family="paragraph" style:parent-style-name="Standard">
      <style:text-properties officeooo:rsid="0091aa2c" officeooo:paragraph-rsid="0091aa2c"/>
    </style:style>
    <style:style style:name="P2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4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9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1" style:family="paragraph" style:parent-style-name="Número_20_de_20_pàgina">
      <style:text-properties style:font-name="Noto Sans" fo:language="ca" fo:country="ES" style:font-name-complex="Noto Sans3"/>
    </style:style>
    <style:style style:name="P3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4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58a27e" style:language-asian="en" style:country-asian="US"/>
    </style:style>
    <style:style style:name="P4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4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4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4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4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4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e0df1" style:language-asian="en" style:country-asian="US"/>
    </style:style>
    <style:style style:name="P4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94f281" style:language-asian="en" style:country-asian="US"/>
    </style:style>
    <style:style style:name="P4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95680f" style:language-asian="en" style:country-asian="US"/>
    </style:style>
    <style:style style:name="P4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5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4f281" style:language-asian="en" style:country-asian="US"/>
    </style:style>
    <style:style style:name="P5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d116b" fo:background-color="transparent" style:language-asian="en" style:country-asian="US"/>
    </style:style>
    <style:style style:name="P5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2f5981" officeooo:paragraph-rsid="0098a5ba" style:font-size-asian="11pt" style:language-asian="en" style:country-asian="US" style:font-size-complex="11pt"/>
    </style:style>
    <style:style style:name="P5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5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5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56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57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58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d116b" fo:background-color="#ffff00" style:font-size-asian="11pt" style:language-asian="en" style:country-asian="US" style:font-size-complex="11pt"/>
    </style:style>
    <style:style style:name="P59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f54ba" fo:background-color="#ffff00" style:font-size-asian="11pt" style:language-asian="en" style:country-asian="US" style:font-size-complex="11pt"/>
    </style:style>
    <style:style style:name="P6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6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6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6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6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6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878a95"/>
    </style:style>
    <style:style style:name="P6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9pt" fo:language="zxx" fo:country="none" officeooo:rsid="008f54ba" officeooo:paragraph-rsid="008f54ba" fo:background-color="transparent" style:font-size-asian="9pt" style:language-asian="zxx" style:country-asian="none" style:font-size-complex="9pt" style:language-complex="zxx" style:country-complex="none"/>
    </style:style>
    <style:style style:name="P67" style:family="paragraph" style:parent-style-name="Text_20_body">
      <style:text-properties fo:language="ca" fo:country="ES" officeooo:rsid="004e6e87" officeooo:paragraph-rsid="004e6e87"/>
    </style:style>
    <style:style style:name="P68" style:family="paragraph" style:parent-style-name="Text_20_body">
      <style:text-properties officeooo:paragraph-rsid="0091aa2c"/>
    </style:style>
    <style:style style:name="P69" style:family="paragraph" style:parent-style-name="Text_20_body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5" style:family="paragraph" style:parent-style-name="Table_20_Contents">
      <style:paragraph-properties fo:text-align="start" style:justify-single-word="false"/>
      <style:text-properties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6" style:family="paragraph" style:parent-style-name="Table_20_Contents">
      <style:text-properties officeooo:paragraph-rsid="0091aa2c"/>
    </style:style>
    <style:style style:name="P77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Preformatted_20_Text">
      <style:text-properties style:font-name="Courier New" fo:font-size="9pt" style:font-size-asian="9pt" style:font-size-complex="9pt"/>
    </style:style>
    <style:style style:name="P79" style:family="paragraph" style:parent-style-name="Preformatted_20_Text">
      <style:paragraph-properties fo:margin-top="0cm" fo:margin-bottom="0.499cm" style:contextual-spacing="false"/>
    </style:style>
    <style:style style:name="P80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81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7ec257" style:language-asian="en" style:country-asian="US"/>
    </style:style>
    <style:style style:name="P82" style:family="paragraph" style:parent-style-name="Standard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83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8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8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9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9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2" style:family="paragraph" style:parent-style-name="Contents_20_Heading" style:master-page-name="Standard">
      <style:paragraph-properties style:page-number="auto" fo:break-before="page"/>
    </style:style>
    <style:style style:name="P93" style:family="paragraph" style:parent-style-name="Heading_20_1">
      <style:text-properties fo:language="ca" fo:country="ES"/>
    </style:style>
    <style:style style:name="P94" style:family="paragraph" style:parent-style-name="Heading_20_1">
      <style:text-properties fo:language="ca" fo:country="ES" officeooo:rsid="004e6e87" officeooo:paragraph-rsid="004e6e87"/>
    </style:style>
    <style:style style:name="P95" style:family="paragraph" style:parent-style-name="Heading_20_1">
      <style:text-properties fo:language="ca" fo:country="ES" officeooo:rsid="004e6e87" officeooo:paragraph-rsid="006402eb"/>
    </style:style>
    <style:style style:name="P96" style:family="paragraph" style:parent-style-name="Heading_20_1">
      <style:text-properties fo:language="ca" fo:country="ES" officeooo:rsid="004e6e87" officeooo:paragraph-rsid="006fc3de"/>
    </style:style>
    <style:style style:name="P97" style:family="paragraph" style:parent-style-name="Heading_20_1">
      <style:text-properties fo:language="ca" fo:country="ES" officeooo:rsid="004e6e87" officeooo:paragraph-rsid="008a50ad"/>
    </style:style>
    <style:style style:name="P98" style:family="paragraph" style:parent-style-name="Heading_20_1">
      <style:text-properties fo:language="ca" fo:country="ES" officeooo:rsid="004e6e87" officeooo:paragraph-rsid="008c309e"/>
    </style:style>
    <style:style style:name="P99" style:family="paragraph" style:parent-style-name="Heading_20_1">
      <style:text-properties fo:language="ca" fo:country="ES" officeooo:rsid="004e6e87" officeooo:paragraph-rsid="008e0df1"/>
    </style:style>
    <style:style style:name="P100" style:family="paragraph" style:parent-style-name="Heading_20_1">
      <style:text-properties fo:language="ca" fo:country="ES" officeooo:paragraph-rsid="0091aa2c"/>
    </style:style>
    <style:style style:name="P101" style:family="paragraph" style:parent-style-name="Heading_20_1">
      <style:text-properties fo:language="ca" fo:country="ES" officeooo:paragraph-rsid="0095680f"/>
    </style:style>
    <style:style style:name="P102" style:family="paragraph" style:parent-style-name="Heading_20_1">
      <style:text-properties fo:language="ca" fo:country="ES" officeooo:paragraph-rsid="009a6cc4"/>
    </style:style>
    <style:style style:name="P103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104" style:family="paragraph" style:parent-style-name="Heading_20_2">
      <style:text-properties fo:language="ca" fo:country="ES" officeooo:rsid="004e6e87" officeooo:paragraph-rsid="004e6e87"/>
    </style:style>
    <style:style style:name="P105" style:family="paragraph" style:parent-style-name="Heading_20_2">
      <style:text-properties fo:language="ca" fo:country="ES" officeooo:rsid="004e6e87" officeooo:paragraph-rsid="006402eb"/>
    </style:style>
    <style:style style:name="P106" style:family="paragraph" style:parent-style-name="Heading_20_2">
      <style:text-properties fo:language="ca" fo:country="ES" officeooo:rsid="004e6e87" officeooo:paragraph-rsid="007ec257"/>
    </style:style>
    <style:style style:name="P107" style:family="paragraph" style:parent-style-name="Heading_20_2">
      <style:text-properties fo:language="ca" fo:country="ES" officeooo:rsid="004e6e87" officeooo:paragraph-rsid="008034f8"/>
    </style:style>
    <style:style style:name="P108" style:family="paragraph" style:parent-style-name="Heading_20_2">
      <style:text-properties fo:language="ca" fo:country="ES" officeooo:rsid="004e6e87" officeooo:paragraph-rsid="008a50ad"/>
    </style:style>
    <style:style style:name="P109" style:family="paragraph" style:parent-style-name="Heading_20_2">
      <style:text-properties fo:language="ca" fo:country="ES" officeooo:rsid="004e6e87" officeooo:paragraph-rsid="008c309e"/>
    </style:style>
    <style:style style:name="P110" style:family="paragraph" style:parent-style-name="Heading_20_2">
      <style:text-properties fo:language="ca" fo:country="ES" officeooo:rsid="004e6e87" officeooo:paragraph-rsid="008e0df1"/>
    </style:style>
    <style:style style:name="P111" style:family="paragraph" style:parent-style-name="Heading_20_2">
      <style:text-properties fo:language="ca" fo:country="ES" officeooo:rsid="004e6e87" officeooo:paragraph-rsid="0091aa2c"/>
    </style:style>
    <style:style style:name="P112" style:family="paragraph" style:parent-style-name="Heading_20_2">
      <style:text-properties fo:language="ca" fo:country="ES" officeooo:rsid="004e6e87" officeooo:paragraph-rsid="0095680f"/>
    </style:style>
    <style:style style:name="P113" style:family="paragraph" style:parent-style-name="Heading_20_2">
      <style:text-properties fo:language="ca" fo:country="ES" officeooo:rsid="004e6e87" officeooo:paragraph-rsid="009a6cc4"/>
    </style:style>
    <style:style style:name="P114" style:family="paragraph" style:parent-style-name="Heading_20_2">
      <style:text-properties officeooo:paragraph-rsid="006402eb"/>
    </style:style>
    <style:style style:name="P115" style:family="paragraph" style:parent-style-name="Heading_20_2">
      <style:text-properties officeooo:paragraph-rsid="007ec257"/>
    </style:style>
    <style:style style:name="P116" style:family="paragraph" style:parent-style-name="Heading_20_2">
      <style:text-properties officeooo:paragraph-rsid="008034f8"/>
    </style:style>
    <style:style style:name="P117" style:family="paragraph" style:parent-style-name="Heading_20_2">
      <style:text-properties officeooo:paragraph-rsid="008a50ad"/>
    </style:style>
    <style:style style:name="P118" style:family="paragraph" style:parent-style-name="Heading_20_2">
      <style:text-properties officeooo:paragraph-rsid="008c309e"/>
    </style:style>
    <style:style style:name="P119" style:family="paragraph" style:parent-style-name="Heading_20_2">
      <style:text-properties officeooo:paragraph-rsid="008e0df1"/>
    </style:style>
    <style:style style:name="P12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2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2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2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2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2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2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12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d116b" style:language-asian="en" style:country-asian="US"/>
    </style:style>
    <style:style style:name="P12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e0df1" style:language-asian="en" style:country-asian="US"/>
    </style:style>
    <style:style style:name="P12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1aa2c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5680f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a6cc4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2" style:family="paragraph" style:parent-style-name="Heading_20_3">
      <style:text-properties officeooo:rsid="005969a7" officeooo:paragraph-rsid="005969a7"/>
    </style:style>
    <style:style style:name="P133" style:family="paragraph" style:parent-style-name="Heading_20_3">
      <style:text-properties officeooo:rsid="005969a7" officeooo:paragraph-rsid="006402eb"/>
    </style:style>
    <style:style style:name="P134" style:family="paragraph" style:parent-style-name="Heading_20_3">
      <style:text-properties officeooo:paragraph-rsid="004ead5c"/>
    </style:style>
    <style:style style:name="P135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36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37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38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39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40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41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42" style:family="paragraph" style:parent-style-name="Heading_20_3">
      <style:text-properties fo:language="ca" fo:country="ES" officeooo:rsid="004aeefc" officeooo:paragraph-rsid="008e0df1" style:language-asian="en" style:country-asian="US"/>
    </style:style>
    <style:style style:name="P143" style:family="paragraph" style:parent-style-name="Heading_20_3">
      <style:text-properties fo:language="ca" fo:country="ES" officeooo:rsid="004aeefc" officeooo:paragraph-rsid="0094f281" style:language-asian="en" style:country-asian="US"/>
    </style:style>
    <style:style style:name="P144" style:family="paragraph" style:parent-style-name="Heading_20_3">
      <style:text-properties fo:language="ca" fo:country="ES" officeooo:rsid="004aeefc" officeooo:paragraph-rsid="0095680f" style:language-asian="en" style:country-asian="US"/>
    </style:style>
    <style:style style:name="P145" style:family="paragraph" style:parent-style-name="Heading_20_3">
      <style:text-properties fo:language="ca" fo:country="ES" officeooo:rsid="0098a5ba" officeooo:paragraph-rsid="0098a5ba" style:language-asian="en" style:country-asian="US"/>
    </style:style>
    <style:style style:name="P146" style:family="paragraph" style:parent-style-name="Heading_20_3">
      <style:text-properties fo:language="ca" fo:country="ES" officeooo:rsid="004aeefc" officeooo:paragraph-rsid="008d116b" fo:background-color="transparent" style:language-asian="en" style:country-asian="US"/>
    </style:style>
    <style:style style:name="P147" style:family="paragraph" style:parent-style-name="Heading_20_3">
      <style:text-properties officeooo:paragraph-rsid="006402eb"/>
    </style:style>
    <style:style style:name="P14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4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91aa2c" style:language-asian="en" style:country-asian="US"/>
    </style:style>
    <style:style style:name="P1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1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transparent" style:language-asian="en" style:country-asian="US"/>
    </style:style>
    <style:style style:name="P1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5680f" fo:background-color="transparent" style:language-asian="en" style:country-asian="US"/>
    </style:style>
    <style:style style:name="P15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transparent" style:language-asian="en" style:country-asian="US"/>
    </style:style>
    <style:style style:name="P15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c309e" fo:background-color="transparent"/>
    </style:style>
    <style:style style:name="P1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e0df1"/>
    </style:style>
    <style:style style:name="P161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162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163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164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165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166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67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68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169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170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71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711bc8" officeooo:paragraph-rsid="007ec257" style:language-asian="en" style:country-asian="US"/>
    </style:style>
    <style:style style:name="P172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173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174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75" style:family="paragraph" style:parent-style-name="List_20_Contents" style:list-style-name="L1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7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8a5ba" officeooo:paragraph-rsid="0098a5ba" style:font-size-asian="11pt" style:language-asian="en" style:country-asian="US" style:font-size-complex="11pt"/>
    </style:style>
    <style:style style:name="P177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78" style:family="paragraph" style:parent-style-name="Standard" style:list-style-name="">
      <style:text-properties fo:language="ca" fo:country="ES" officeooo:paragraph-rsid="000b1b47"/>
    </style:style>
    <style:style style:name="P179" style:family="paragraph" style:parent-style-name="Standard" style:list-style-name="L2">
      <style:text-properties officeooo:rsid="005ff739" officeooo:paragraph-rsid="005969a7"/>
    </style:style>
    <style:style style:name="P180" style:family="paragraph" style:parent-style-name="Standard" style:list-style-name="L6">
      <style:text-properties officeooo:rsid="005ff739" officeooo:paragraph-rsid="006402eb"/>
    </style:style>
    <style:style style:name="P181" style:family="paragraph" style:parent-style-name="Standard" style:list-style-name="L6">
      <style:text-properties officeooo:rsid="006402eb" officeooo:paragraph-rsid="006402eb"/>
    </style:style>
    <style:style style:name="P182" style:family="paragraph" style:parent-style-name="Standard" style:list-style-name="L6">
      <style:text-properties officeooo:rsid="0065ddb6" officeooo:paragraph-rsid="0065ddb6"/>
    </style:style>
    <style:style style:name="P183" style:family="paragraph" style:parent-style-name="Standard" style:list-style-name="L6">
      <style:text-properties officeooo:rsid="00672415" officeooo:paragraph-rsid="00672415"/>
    </style:style>
    <style:style style:name="P184" style:family="paragraph" style:parent-style-name="Standard" style:list-style-name="L24">
      <style:text-properties officeooo:paragraph-rsid="0091aa2c"/>
    </style:style>
    <style:style style:name="P185" style:family="paragraph" style:parent-style-name="Standard" style:list-style-name="L25">
      <style:text-properties officeooo:rsid="0091aa2c" officeooo:paragraph-rsid="0091aa2c"/>
    </style:style>
    <style:style style:name="P186" style:family="paragraph" style:parent-style-name="Standard" style:list-style-name="L25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18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88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89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39df9" officeooo:paragraph-rsid="007ec257" style:language-asian="en" style:country-asian="US"/>
    </style:style>
    <style:style style:name="P190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91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92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28906" officeooo:paragraph-rsid="007ec257" style:language-asian="en" style:country-asian="US"/>
    </style:style>
    <style:style style:name="P193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3fc32" officeooo:paragraph-rsid="007ec257" style:language-asian="en" style:country-asian="US"/>
    </style:style>
    <style:style style:name="P194" style:family="paragraph" style:parent-style-name="Standard" style:list-style-name="L15">
      <style:paragraph-properties fo:margin-top="0.199cm" fo:margin-bottom="0.199cm" style:contextual-spacing="false"/>
      <style:text-properties fo:language="ca" fo:country="ES" officeooo:rsid="0079d332" officeooo:paragraph-rsid="007ec257" style:language-asian="en" style:country-asian="US"/>
    </style:style>
    <style:style style:name="P195" style:family="paragraph" style:parent-style-name="Standard" style:list-style-name="L17">
      <style:paragraph-properties fo:margin-top="0.199cm" fo:margin-bottom="0.199cm" style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96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80b2bb" officeooo:paragraph-rsid="0080b2bb" style:language-asian="en" style:country-asian="US"/>
    </style:style>
    <style:style style:name="P197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43850a" officeooo:paragraph-rsid="008034f8" style:language-asian="en" style:country-asian="US"/>
    </style:style>
    <style:style style:name="P198" style:family="paragraph" style:parent-style-name="Standard" style:list-style-name="L19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199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200" style:family="paragraph" style:parent-style-name="Standard" style:list-style-name="L14">
      <style:paragraph-properties fo:margin-top="0.199cm" fo:margin-bottom="0.199cm" style:contextual-spacing="false"/>
      <style:text-properties officeooo:rsid="00828906" officeooo:paragraph-rsid="007ec257"/>
    </style:style>
    <style:style style:name="P201" style:family="paragraph" style:parent-style-name="Standard" style:list-style-name="L21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202" style:family="paragraph" style:parent-style-name="Standard" style:list-style-name="L23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e0df1" style:font-size-asian="11pt" style:language-asian="en" style:country-asian="US" style:font-size-complex="11pt"/>
    </style:style>
    <style:style style:name="P203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901208" officeooo:paragraph-rsid="00901208" fo:background-color="transparent" style:font-size-asian="11pt" style:language-asian="en" style:country-asian="US" style:font-size-complex="11pt"/>
    </style:style>
    <style:style style:name="P204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8f54ba" officeooo:paragraph-rsid="008f54ba" fo:background-color="transparent" style:font-size-asian="11pt" style:language-asian="en" style:country-asian="US" style:font-size-complex="11pt"/>
    </style:style>
    <style:style style:name="P205" style:family="paragraph" style:parent-style-name="Standard" style:list-style-name="L20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206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207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208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209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210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211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212" style:family="paragraph" style:parent-style-name="Text_20_body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213" style:family="paragraph" style:parent-style-name="Text_20_body" style:list-style-name="L26">
      <style:text-properties style:font-name="Noto Sans" fo:font-size="11pt" officeooo:rsid="009a6cc4" officeooo:paragraph-rsid="009a6cc4" style:font-size-asian="11pt" style:language-asian="en" style:country-asian="US" style:font-size-complex="11pt"/>
    </style:style>
    <style:style style:name="P214" style:family="paragraph" style:parent-style-name="Text_20_body">
      <style:text-properties style:font-name="Noto Sans" fo:font-size="11pt" officeooo:rsid="009a6cc4" officeooo:paragraph-rsid="009a6cc4" style:font-size-asian="11pt" style:language-asian="en" style:country-asian="US" style:font-size-complex="11pt"/>
    </style:style>
    <style:style style:name="P215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216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751bb8" officeooo:paragraph-rsid="007ec257" style:language-asian="en" style:country-asian="US"/>
    </style:style>
    <style:style style:name="P217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218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219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1aa2c" fo:background-color="#ffff00" style:language-asian="en" style:country-asian="US"/>
    </style:style>
    <style:style style:name="P220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paragraph-rsid="0095680f" fo:background-color="#ffff00"/>
    </style:style>
    <style:style style:name="P221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paragraph-rsid="009a6cc4" fo:background-color="#ffff00"/>
    </style:style>
    <style:style style:name="P222" style:family="paragraph">
      <loext:graphic-properties draw:fill="none"/>
      <style:paragraph-properties fo:text-align="start"/>
    </style:style>
    <style:style style:name="P2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52784f" fo:background-color="transparent" loext:char-shading-value="0"/>
    </style:style>
    <style:style style:name="T7" style:family="text">
      <style:text-properties officeooo:rsid="0052b619" fo:background-color="transparent" loext:char-shading-value="0"/>
    </style:style>
    <style:style style:name="T8" style:family="text">
      <style:text-properties officeooo:rsid="000cf839"/>
    </style:style>
    <style:style style:name="T9" style:family="text">
      <style:text-properties officeooo:rsid="000efb83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officeooo:rsid="006fc3de" style:language-asian="en" style:country-asian="US"/>
    </style:style>
    <style:style style:name="T23" style:family="text">
      <style:text-properties fo:language="ca" fo:country="ES" style:text-underline-style="none" officeooo:rsid="00672415" style:language-asian="en" style:country-asian="US"/>
    </style:style>
    <style:style style:name="T24" style:family="text">
      <style:text-properties fo:language="ca" fo:country="ES" style:text-underline-style="none" officeooo:rsid="0065ffa6" style:language-asian="en" style:country-asian="US"/>
    </style:style>
    <style:style style:name="T25" style:family="text">
      <style:text-properties fo:language="ca" fo:country="ES" style:text-underline-style="none" officeooo:rsid="00782a47" style:language-asian="en" style:country-asian="US"/>
    </style:style>
    <style:style style:name="T26" style:family="text">
      <style:text-properties officeooo:rsid="004ead5c"/>
    </style:style>
    <style:style style:name="T27" style:family="text">
      <style:text-properties fo:font-weight="bold" officeooo:rsid="0052784f" fo:background-color="transparent" loext:char-shading-value="0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585e4a" style:font-weight-asian="bold" style:font-weight-complex="bold"/>
    </style:style>
    <style:style style:name="T30" style:family="text">
      <style:text-properties fo:font-weight="bold" officeooo:rsid="006402eb" style:font-weight-asian="bold" style:font-weight-complex="bold"/>
    </style:style>
    <style:style style:name="T31" style:family="text">
      <style:text-properties fo:font-weight="bold" officeooo:rsid="006d3931" style:font-weight-asian="bold" style:font-weight-complex="bold"/>
    </style:style>
    <style:style style:name="T32" style:family="text">
      <style:text-properties fo:font-weight="bold" officeooo:rsid="00809be9" style:font-weight-asian="bold" style:font-weight-complex="bold"/>
    </style:style>
    <style:style style:name="T33" style:family="text">
      <style:text-properties fo:font-weight="bold" officeooo:rsid="008034f8" style:font-weight-asian="bold" style:font-weight-complex="bold"/>
    </style:style>
    <style:style style:name="T34" style:family="text">
      <style:text-properties fo:font-weight="bold" officeooo:rsid="0085bcbe" style:font-weight-asian="bold" style:font-weight-complex="bold"/>
    </style:style>
    <style:style style:name="T35" style:family="text">
      <style:text-properties officeooo:rsid="0057089a"/>
    </style:style>
    <style:style style:name="T36" style:family="text">
      <style:text-properties officeooo:rsid="00585e4a"/>
    </style:style>
    <style:style style:name="T37" style:family="text">
      <style:text-properties officeooo:rsid="00591cff"/>
    </style:style>
    <style:style style:name="T38" style:family="text">
      <style:text-properties officeooo:rsid="005969a7"/>
    </style:style>
    <style:style style:name="T39" style:family="text">
      <style:text-properties officeooo:rsid="005dcaac"/>
    </style:style>
    <style:style style:name="T40" style:family="text">
      <style:text-properties officeooo:rsid="006402eb"/>
    </style:style>
    <style:style style:name="T41" style:family="text">
      <style:text-properties style:font-name="Courier New" fo:font-size="9pt" style:font-size-asian="9pt" style:font-size-complex="9pt"/>
    </style:style>
    <style:style style:name="T42" style:family="text">
      <style:text-properties style:font-name="Courier New" fo:font-size="8pt" style:font-size-asian="8pt" style:font-size-complex="8pt"/>
    </style:style>
    <style:style style:name="T43" style:family="text">
      <style:text-properties style:font-name="Courier New" fo:font-size="8pt" officeooo:rsid="006c01f8" style:font-size-asian="8pt" style:font-size-complex="8pt"/>
    </style:style>
    <style:style style:name="T44" style:family="text">
      <style:text-properties style:font-name="Courier New" fo:font-size="8pt" officeooo:rsid="0083ce00" style:font-size-asian="8pt" style:font-size-complex="8pt"/>
    </style:style>
    <style:style style:name="T45" style:family="text">
      <style:text-properties officeooo:rsid="00649516"/>
    </style:style>
    <style:style style:name="T46" style:family="text">
      <style:text-properties officeooo:rsid="0065ffa6"/>
    </style:style>
    <style:style style:name="T47" style:family="text">
      <style:text-properties officeooo:rsid="006c4f36"/>
    </style:style>
    <style:style style:name="T48" style:family="text">
      <style:text-properties officeooo:rsid="006d3931"/>
    </style:style>
    <style:style style:name="T49" style:family="text">
      <style:text-properties officeooo:rsid="006fc3de"/>
    </style:style>
    <style:style style:name="T50" style:family="text">
      <style:text-properties officeooo:rsid="0074d44a"/>
    </style:style>
    <style:style style:name="T51" style:family="text">
      <style:text-properties style:font-name="Noto Sans" fo:font-size="11pt" style:font-size-asian="11pt" style:font-size-complex="11pt"/>
    </style:style>
    <style:style style:name="T52" style:family="text">
      <style:text-properties style:font-name="Noto Sans" fo:font-size="11pt" officeooo:rsid="0091aa2c" style:font-size-asian="11pt" style:language-asian="en" style:country-asian="US" style:font-size-complex="11pt"/>
    </style:style>
    <style:style style:name="T53" style:family="text">
      <style:text-properties style:font-name="Noto Sans" fo:font-size="11pt" fo:font-weight="bold" officeooo:rsid="008a50ad" style:font-size-asian="11pt" style:font-weight-asian="bold" style:font-size-complex="11pt" style:font-weight-complex="bold"/>
    </style:style>
    <style:style style:name="T54" style:family="text">
      <style:text-properties style:font-name="Noto Sans" fo:font-size="11pt" fo:font-weight="bold" officeooo:rsid="008d116b" style:font-size-asian="11pt" style:font-weight-asian="bold" style:font-size-complex="11pt" style:font-weight-complex="bold"/>
    </style:style>
    <style:style style:name="T55" style:family="text">
      <style:text-properties style:font-name="Noto Sans" fo:font-size="11pt" fo:font-weight="bold" officeooo:rsid="008ebea4" style:font-size-asian="11pt" style:font-weight-asian="bold" style:font-size-complex="11pt" style:font-weight-complex="bold"/>
    </style:style>
    <style:style style:name="T56" style:family="text">
      <style:text-properties style:font-name="Noto Sans" fo:font-size="11pt" fo:font-weight="bold" officeooo:rsid="0094f281" style:font-size-asian="11pt" style:font-weight-asian="bold" style:font-size-complex="11pt" style:font-weight-complex="bold"/>
    </style:style>
    <style:style style:name="T57" style:family="text">
      <style:text-properties style:font-name="Noto Sans" fo:font-size="11pt" fo:font-weight="bold" officeooo:rsid="0095680f" style:font-size-asian="11pt" style:font-weight-asian="bold" style:font-size-complex="11pt" style:font-weight-complex="bold"/>
    </style:style>
    <style:style style:name="T58" style:family="text">
      <style:text-properties style:font-name="Noto Sans" fo:font-size="11pt" fo:font-style="italic" officeooo:rsid="0091aa2c" style:font-size-asian="11pt" style:language-asian="en" style:country-asian="US" style:font-style-asian="italic" style:font-size-complex="11pt" style:font-style-complex="italic"/>
    </style:style>
    <style:style style:name="T59" style:family="text">
      <style:text-properties officeooo:rsid="007891dd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solid" style:text-underline-width="auto" style:text-underline-color="font-color" officeooo:rsid="007d10c9"/>
    </style:style>
    <style:style style:name="T62" style:family="text">
      <style:text-properties officeooo:rsid="0082eefb"/>
    </style:style>
    <style:style style:name="T63" style:family="text">
      <style:text-properties officeooo:rsid="008034f8"/>
    </style:style>
    <style:style style:name="T64" style:family="text">
      <style:text-properties officeooo:rsid="00838f03"/>
    </style:style>
    <style:style style:name="T65" style:family="text">
      <style:text-properties officeooo:rsid="0083ce00"/>
    </style:style>
    <style:style style:name="T66" style:family="text">
      <style:text-properties officeooo:rsid="0085bcbe"/>
    </style:style>
    <style:style style:name="T67" style:family="text">
      <style:text-properties fo:font-weight="normal" officeooo:rsid="0085bcbe" style:font-weight-asian="normal" style:font-weight-complex="normal"/>
    </style:style>
    <style:style style:name="T68" style:family="text">
      <style:text-properties officeooo:rsid="00878a95"/>
    </style:style>
    <style:style style:name="T69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0" style:family="text">
      <style:text-properties style:font-name="Noto Sans1" fo:font-size="16pt" fo:font-weight="bold" officeooo:rsid="008c309e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1" style:family="text">
      <style:text-properties style:font-name="Noto Sans1" fo:font-size="16pt" fo:font-weight="bold" officeooo:rsid="008e0df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2" style:family="text">
      <style:text-properties style:font-name="Noto Sans1" fo:font-size="16pt" fo:font-weight="bold" officeooo:rsid="00930b25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3" style:family="text">
      <style:text-properties style:font-name="Noto Sans1" fo:font-size="16pt" fo:font-weight="bold" officeooo:rsid="0095680f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4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5" style:family="text">
      <style:text-properties officeooo:rsid="008e8966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officeooo:rsid="0091aa2c"/>
    </style:style>
    <style:style style:name="T79" style:family="text">
      <style:text-properties style:font-name="Bariol Regular" fo:font-size="12pt" fo:font-style="italic" fo:font-weight="bold" officeooo:rsid="0091aa2c" style:font-size-asian="13pt" style:font-weight-asian="bold" style:font-name-complex="Arial" style:font-size-complex="13pt" style:font-weight-complex="bold"/>
    </style:style>
    <style:style style:name="T80" style:family="text">
      <style:text-properties officeooo:rsid="00585e4a" style:language-asian="en" style:country-asian="US"/>
    </style:style>
    <style:style style:name="T81" style:family="text">
      <style:text-properties officeooo:rsid="00591cff" style:language-asian="en" style:country-asian="US"/>
    </style:style>
    <style:style style:name="T82" style:family="text">
      <style:text-properties officeooo:rsid="0098a5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7">Manual d<text:span text:style-name="T14">e Migració de Versions </text:span>de <text:span text:style-name="T7">CARPETA</text:span></text:p>
      <text:p text:style-name="P7"><text:span text:style-name="T12">Informació de les tasques a realitzar durant l'actualització de versions de </text:span><text:span text:style-name="T6">CARPETA</text:span></text:p>
      <text:p text:style-name="P9"><draw:frame draw:style-name="fr1" draw:name="gràfics2" text:anchor-type="char" svg:x="-3.099cm" svg:y="8.299cm" svg:width="5.74cm" svg:height="5.399cm" draw:z-index="19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92">Índex</text:p>
          </text:index-title>
          <text:p text:style-name="P86"><text:a xlink:type="simple" xlink:href="#__RefHeading___Toc3280_64491606" text:style-name="Index_20_Link" text:visited-style-name="Index_20_Link">Historial de versions<text:tab/>3</text:a></text:p>
          <text:p text:style-name="P86"><text:a xlink:type="simple" xlink:href="#__RefHeading___Toc5636_2443218625" text:style-name="Index_20_Link" text:visited-style-name="Index_20_Link">1. Introducció<text:tab/>4</text:a></text:p>
          <text:p text:style-name="P86"><text:a xlink:type="simple" xlink:href="#__RefHeading___Toc5638_2443218625" text:style-name="Index_20_Link" text:visited-style-name="Index_20_Link">2. Versió 1.1.0<text:tab/>4</text:a></text:p>
          <text:p text:style-name="P86"><text:a xlink:type="simple" xlink:href="#__RefHeading___Toc1419_2224171145" text:style-name="Index_20_Link" text:visited-style-name="Index_20_Link">3. Migració de 1.1.5 a 1.1.6<text:tab/>4</text:a></text:p>
          <text:p text:style-name="P87"><text:a xlink:type="simple" xlink:href="#__RefHeading___Toc5640_2443218625" text:style-name="Index_20_Link" text:visited-style-name="Index_20_Link">3.1. Llistat de Millores Github<text:tab/>4</text:a></text:p>
          <text:p text:style-name="P87"><text:a xlink:type="simple" xlink:href="#__RefHeading___Toc1864_1972297109" text:style-name="Index_20_Link" text:visited-style-name="Index_20_Link">3.2. Canvis Web Back<text:tab/>4</text:a></text:p>
          <text:p text:style-name="P87"><text:a xlink:type="simple" xlink:href="#__RefHeading___Toc1868_1972297109" text:style-name="Index_20_Link" text:visited-style-name="Index_20_Link">3.3. Canvis Web Front<text:tab/>5</text:a></text:p>
          <text:p text:style-name="P87"><text:a xlink:type="simple" xlink:href="#__RefHeading___Toc1870_1972297109" text:style-name="Index_20_Link" text:visited-style-name="Index_20_Link">3.4. Sistemes<text:tab/>5</text:a></text:p>
          <text:p text:style-name="P87"><text:a xlink:type="simple" xlink:href="#__RefHeading___Toc1872_1972297109" text:style-name="Index_20_Link" text:visited-style-name="Index_20_Link">3.5. Desenvolupador<text:tab/>5</text:a></text:p>
          <text:p text:style-name="P87"><text:a xlink:type="simple" xlink:href="#__RefHeading___Toc1874_1972297109" text:style-name="Index_20_Link" text:visited-style-name="Index_20_Link">3.6. Altres<text:tab/>5</text:a></text:p>
          <text:p text:style-name="P86"><text:a xlink:type="simple" xlink:href="#__RefHeading___Toc1419_22241711451" text:style-name="Index_20_Link" text:visited-style-name="Index_20_Link">4. Migració de 1.1.6 a 1.1.7<text:tab/>6</text:a></text:p>
          <text:p text:style-name="P87"><text:a xlink:type="simple" xlink:href="#__RefHeading___Toc5640_24432186251" text:style-name="Index_20_Link" text:visited-style-name="Index_20_Link">4.1. Llistat de Millores Github<text:tab/>6</text:a></text:p>
          <text:p text:style-name="P87"><text:a xlink:type="simple" xlink:href="#__RefHeading___Toc1864_19722971091" text:style-name="Index_20_Link" text:visited-style-name="Index_20_Link">4.2. Canvis Web Back<text:tab/>6</text:a></text:p>
          <text:p text:style-name="P87"><text:a xlink:type="simple" xlink:href="#__RefHeading___Toc1868_19722971091" text:style-name="Index_20_Link" text:visited-style-name="Index_20_Link">4.3. Canvis Web Front<text:tab/>7</text:a></text:p>
          <text:p text:style-name="P87"><text:a xlink:type="simple" xlink:href="#__RefHeading___Toc1870_19722971091" text:style-name="Index_20_Link" text:visited-style-name="Index_20_Link">4.4. Sistemes<text:tab/>7</text:a></text:p>
          <text:p text:style-name="P87"><text:a xlink:type="simple" xlink:href="#__RefHeading___Toc1872_19722971091" text:style-name="Index_20_Link" text:visited-style-name="Index_20_Link">4.5. Desenvolupador<text:tab/>8</text:a></text:p>
          <text:p text:style-name="P87"><text:a xlink:type="simple" xlink:href="#__RefHeading___Toc1874_19722971091" text:style-name="Index_20_Link" text:visited-style-name="Index_20_Link">4.6. Altres<text:tab/>8</text:a></text:p>
          <text:p text:style-name="P86"><text:a xlink:type="simple" xlink:href="#__RefHeading___Toc639_2443939350" text:style-name="Index_20_Link" text:visited-style-name="Index_20_Link">5. Migració de 1.1.7 a 1.1.8<text:tab/>8</text:a></text:p>
          <text:p text:style-name="P87"><text:a xlink:type="simple" xlink:href="#__RefHeading___Toc4524_596115327" text:style-name="Index_20_Link" text:visited-style-name="Index_20_Link">5.1. Llistat de Millores Github<text:tab/>8</text:a></text:p>
          <text:p text:style-name="P87"><text:a xlink:type="simple" xlink:href="#__RefHeading___Toc1864_197229710911" text:style-name="Index_20_Link" text:visited-style-name="Index_20_Link">5.2. Canvis Web Back<text:tab/>8</text:a></text:p>
          <text:p text:style-name="P87"><text:a xlink:type="simple" xlink:href="#__RefHeading___Toc4526_596115327" text:style-name="Index_20_Link" text:visited-style-name="Index_20_Link">5.3. Canvis Web Front<text:tab/>9</text:a></text:p>
          <text:p text:style-name="P87"><text:a xlink:type="simple" xlink:href="#__RefHeading___Toc4528_596115327" text:style-name="Index_20_Link" text:visited-style-name="Index_20_Link">5.4. Sistemes<text:tab/>9</text:a></text:p>
          <text:p text:style-name="P87"><text:a xlink:type="simple" xlink:href="#__RefHeading___Toc1866_19722971091" text:style-name="Index_20_Link" text:visited-style-name="Index_20_Link">5.5. Desenvolupador<text:tab/>9</text:a></text:p>
          <text:p text:style-name="P86"><text:a xlink:type="simple" xlink:href="#__RefHeading___Toc4530_596115327" text:style-name="Index_20_Link" text:visited-style-name="Index_20_Link">6. Migració de 1.1.8 a 1.1.9<text:tab/>10</text:a></text:p>
          <text:p text:style-name="P87"><text:a xlink:type="simple" xlink:href="#__RefHeading___Toc4532_596115327" text:style-name="Index_20_Link" text:visited-style-name="Index_20_Link">6.1. Llistat de Millores Github<text:tab/>10</text:a></text:p>
          <text:p text:style-name="P87"><text:a xlink:type="simple" xlink:href="#__RefHeading___Toc1864_1972297109111" text:style-name="Index_20_Link" text:visited-style-name="Index_20_Link">6.2. Canvis Web Back<text:tab/>10</text:a></text:p>
          <text:p text:style-name="P87"><text:a xlink:type="simple" xlink:href="#__RefHeading___Toc4534_596115327" text:style-name="Index_20_Link" text:visited-style-name="Index_20_Link">6.3. Canvis Web Front<text:tab/>10</text:a></text:p>
          <text:p text:style-name="P87"><text:a xlink:type="simple" xlink:href="#__RefHeading___Toc4536_596115327" text:style-name="Index_20_Link" text:visited-style-name="Index_20_Link">6.4. Sistemes<text:tab/>11</text:a></text:p>
          <text:p text:style-name="P86"><text:a xlink:type="simple" xlink:href="#__RefHeading___Toc1040_109388940" text:style-name="Index_20_Link" text:visited-style-name="Index_20_Link">7. Migració de 1.1.9 a 1.1.10<text:tab/>11</text:a></text:p>
          <text:p text:style-name="P87"><text:a xlink:type="simple" xlink:href="#__RefHeading___Toc4524_5961153271" text:style-name="Index_20_Link" text:visited-style-name="Index_20_Link">7.1. Llistat de Millores Github<text:tab/>11</text:a></text:p>
          <text:p text:style-name="P87"><text:a xlink:type="simple" xlink:href="#__RefHeading___Toc1864_1972297109112" text:style-name="Index_20_Link" text:visited-style-name="Index_20_Link">7.2. Canvis Web Back<text:tab/>12</text:a></text:p>
          <text:p text:style-name="P87"><text:a xlink:type="simple" xlink:href="#__RefHeading___Toc1042_109388940" text:style-name="Index_20_Link" text:visited-style-name="Index_20_Link">7.3. Sistemes<text:tab/>12</text:a></text:p>
          <text:p text:style-name="P86"><text:a xlink:type="simple" xlink:href="#__RefHeading___Toc1040_1093889401" text:style-name="Index_20_Link" text:visited-style-name="Index_20_Link">8. Migració de 1.1.10 a 1.1.11<text:tab/>12</text:a></text:p>
          <text:p text:style-name="P87"><text:a xlink:type="simple" xlink:href="#__RefHeading___Toc4524_59611532711" text:style-name="Index_20_Link" text:visited-style-name="Index_20_Link">8.1. Llistat de Millores Github<text:tab/>12</text:a></text:p>
          <text:p text:style-name="P87"><text:a xlink:type="simple" xlink:href="#__RefHeading___Toc1864_19722971091121" text:style-name="Index_20_Link" text:visited-style-name="Index_20_Link">8.2. Canvis Web Back<text:tab/>13</text:a></text:p>
          <text:p text:style-name="P87"><text:soft-page-break/><text:a xlink:type="simple" xlink:href="#__RefHeading___Toc1042_1093889401" text:style-name="Index_20_Link" text:visited-style-name="Index_20_Link">8.3. Sistemes<text:tab/>14</text:a></text:p>
          <text:p text:style-name="P86"><text:a xlink:type="simple" xlink:href="#__RefHeading___Toc1447_1568045501" text:style-name="Index_20_Link" text:visited-style-name="Index_20_Link">9. Migració de 1.1.11 a 1.1.12<text:tab/>14</text:a></text:p>
          <text:p text:style-name="P87"><text:a xlink:type="simple" xlink:href="#__RefHeading___Toc4524_596115327111" text:style-name="Index_20_Link" text:visited-style-name="Index_20_Link">9.1. Llistat de Millores Github<text:tab/>14</text:a></text:p>
          <text:p text:style-name="P87"><text:a xlink:type="simple" xlink:href="#__RefHeading___Toc1864_197229710911211" text:style-name="Index_20_Link" text:visited-style-name="Index_20_Link">9.2. Canvis Web Back<text:tab/>15</text:a></text:p>
          <text:p text:style-name="P87"><text:a xlink:type="simple" xlink:href="#__RefHeading___Toc1042_10938894011" text:style-name="Index_20_Link" text:visited-style-name="Index_20_Link">9.3. Sistemes<text:tab/>15</text:a></text:p>
          <text:p text:style-name="P86"><text:a xlink:type="simple" xlink:href="#__RefHeading___Toc1449_1568045501" text:style-name="Index_20_Link" text:visited-style-name="Index_20_Link">10. Migració de 1.1.12 a 1.1.13<text:tab/>15</text:a></text:p>
          <text:p text:style-name="P87"><text:a xlink:type="simple" xlink:href="#__RefHeading___Toc4524_5961153271111" text:style-name="Index_20_Link" text:visited-style-name="Index_20_Link">10.1. Llistat de Millores Github<text:tab/>15</text:a></text:p>
          <text:p text:style-name="P87"><text:a xlink:type="simple" xlink:href="#__RefHeading___Toc4524_59611532711111" text:style-name="Index_20_Link" text:visited-style-name="Index_20_Link">10.2. Sistemes<text:tab/>15</text:a></text:p>
          <text:p text:style-name="P86"><text:a xlink:type="simple" xlink:href="#__RefHeading___Toc1449_15680455011" text:style-name="Index_20_Link" text:visited-style-name="Index_20_Link">11. Migració de 1.1.13 a 1.1.14<text:tab/>16</text:a></text:p>
          <text:p text:style-name="P87"><text:a xlink:type="simple" xlink:href="#__RefHeading___Toc4524_59611532711112" text:style-name="Index_20_Link" text:visited-style-name="Index_20_Link">11.1. Llistat de Millores Github<text:tab/>16</text:a></text:p>
          <text:p text:style-name="P87"><text:a xlink:type="simple" xlink:href="#__RefHeading___Toc4524_596115327111111" text:style-name="Index_20_Link" text:visited-style-name="Index_20_Link">11.2. Sistemes<text:tab/>16</text:a></text:p>
          <text:p text:style-name="P86"><text:a xlink:type="simple" xlink:href="#__RefHeading___Toc1449_156804550111" text:style-name="Index_20_Link" text:visited-style-name="Index_20_Link">12. Migració de 1.1.14 a 1.1.15<text:tab/>17</text:a></text:p>
          <text:p text:style-name="P87"><text:a xlink:type="simple" xlink:href="#__RefHeading___Toc4524_596115327111121" text:style-name="Index_20_Link" text:visited-style-name="Index_20_Link">12.1. Llistat de Millores Github<text:tab/>17</text:a></text:p>
          <text:p text:style-name="P87"><text:a xlink:type="simple" xlink:href="#__RefHeading___Toc4524_5961153271111111" text:style-name="Index_20_Link" text:visited-style-name="Index_20_Link">12.2. Sistemes<text:tab/>17</text:a></text:p>
        </text:index-body>
      </text:table-of-content>
      <text:h text:style-name="P88" text:outline-level="1"/>
      <text:h text:style-name="P88" text:outline-level="1"/>
      <text:h text:style-name="P89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7">Data</text:p>
          </table:table-cell>
          <table:table-cell table:style-name="Taula2.A1" office:value-type="string">
            <text:p text:style-name="P36">Versió</text:p>
          </table:table-cell>
          <table:table-cell table:style-name="Taula2.A1" office:value-type="string">
            <text:p text:style-name="P36">Descripció</text:p>
          </table:table-cell>
          <table:table-cell table:style-name="Taula2.D1" office:value-type="string">
            <text:p text:style-name="P3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2">03/12/20</text:p>
          </table:table-cell>
          <table:table-cell table:style-name="Taula2.B2" office:value-type="string">
            <text:p text:style-name="P33"><text:span text:style-name="T13">1</text:span>.0</text:p>
          </table:table-cell>
          <table:table-cell table:style-name="Taula2.C2" office:value-type="string">
            <text:p text:style-name="P34">Primera versió</text:p>
          </table:table-cell>
          <table:table-cell table:style-name="Taula2.D2" office:value-type="string">
            <text:p text:style-name="P35">anadal</text:p>
          </table:table-cell>
        </table:table-row>
      </table:table>
      <text:h text:style-name="P178" text:outline-level="1"/>
      <text:h text:style-name="P178" text:outline-level="1"/>
      <text:h text:style-name="P178" text:outline-level="1"/>
      <text:h text:style-name="P178" text:outline-level="1"/>
      <text:h text:style-name="P187" text:outline-level="1"/>
      <text:h text:style-name="P178" text:outline-level="1"/>
      <text:h text:style-name="P178" text:outline-level="1"/>
      <text:h text:style-name="P178" text:outline-level="1"/>
      <text:h text:style-name="P93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7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94" text:outline-level="1"><text:bookmark-start text:name="__RefHeading___Toc5638_2443218625"/>Versió 1.<text:span text:style-name="T35">1</text:span>.0<text:bookmark-end text:name="__RefHeading___Toc5638_2443218625"/></text:h>
      <text:p text:style-name="P67"/>
      <text:p text:style-name="P67"><text:tab/>Per la instal·lació d’una versió neta del producte consulta el document «Manual d’Instal·lació»</text:p>
      <text:h text:style-name="P94" text:outline-level="1"><text:bookmark-start text:name="__RefHeading___Toc1419_2224171145"/>Migració de 1.<text:span text:style-name="T35">1</text:span>.<text:span text:style-name="T35">5</text:span> a 1.<text:span text:style-name="T35">1</text:span>.<text:span text:style-name="T35">6</text:span><text:bookmark-end text:name="__RefHeading___Toc1419_2224171145"/></text:h>
      <text:p text:style-name="P8"><text:tab/></text:p>
      <text:h text:style-name="P104" text:outline-level="2"><text:bookmark-start text:name="__RefHeading___Toc5640_2443218625"/>Llistat de Millores <text:span text:style-name="T39">Github</text:span><text:bookmark-end text:name="__RefHeading___Toc5640_2443218625"/></text:h>
      <text:list xml:id="list669079670" text:style-name="L1">
        <text:list-item>
          <text:p text:style-name="P207">FALTA: <text:span text:style-name="T37">ES DEFINEIX AL FINAL DEL PROJECT</text:span></text:p>
        </text:list-item>
      </text:list>
      <text:p text:style-name="P53"><text:tab/></text:p>
      <text:h text:style-name="Heading_20_2" text:outline-level="2"><text:bookmark-start text:name="__RefHeading___Toc1864_1972297109"/>Canvis <text:s/>Web <text:span text:style-name="T38">Back</text:span><text:bookmark-end text:name="__RefHeading___Toc1864_1972297109"/></text:h>
      <text:h text:style-name="P132" text:outline-level="3"><text:bookmark-start text:name="__RefHeading___Toc657_4016845891"/>Canvis SuperAdministrador<text:bookmark-end text:name="__RefHeading___Toc657_4016845891"/></text:h>
      <text:list xml:id="list2798041055" text:style-name="L2">
        <text:list-item>
          <text:p text:style-name="P179">Nou plugin de tipus front de Notib :requereix de <text:s/>configuració.</text:p>
        </text:list-item>
      </text:list>
      <text:p text:style-name="P18"/>
      <text:h text:style-name="P134" text:outline-level="3"><text:bookmark-start text:name="__RefHeading___Toc1866_1972297109"/>Canvis <text:span text:style-name="T38">Administrador d’Entitat</text:span><text:bookmark-end text:name="__RefHeading___Toc1866_1972297109"/></text:h>
      <text:list xml:id="list3069311963" text:style-name="L3">
        <text:list-item>
          <text:p text:style-name="P161">Ara quan entres va directament a la pipella amb més privilegis enlloc d’anar a la Presentació.</text:p>
        </text:list-item>
        <text:list-item>
          <text:p text:style-name="P172"><text:span text:style-name="T16">N</text:span><text:span text:style-name="T15">ous camps dins entitat de Suport FAQ, Dubtes/Queixes i Suport Tècnic.</text:span></text:p>
        </text:list-item>
        <text:list-item>
          <text:p text:style-name="P162"><text:soft-page-break/>Nou plugin notib: l’administrador d’entitat ha de decidir si el vol afegir a la seva entitat.</text:p>
        </text:list-item>
        <text:list-item>
          <text:p text:style-name="P163">Nou plugin de Dades Personals: actualment mostra les mateixes dades que l’opció de menú però en breu hauria d’incloure molta més informació obtinguda de PINBAL.</text:p>
        </text:list-item>
      </text:list>
      <text:p text:style-name="P49"><text:s/></text:p>
      <text:h text:style-name="P120" text:outline-level="2"><text:bookmark-start text:name="__RefHeading___Toc1868_1972297109"/>Canvis <text:span text:style-name="T38">Web Front</text:span><text:bookmark-end text:name="__RefHeading___Toc1868_1972297109"/></text:h>
      <text:list xml:id="list1999555600" text:style-name="L4">
        <text:list-item>
          <text:p text:style-name="P173"><text:span text:style-name="T17">B</text:span><text:span text:style-name="T15">arra d’accés </text:span><text:span text:style-name="T18">ràpid.</text:span></text:p>
          <text:p text:style-name="P174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35" text:outline-level="3"><text:bookmark-start text:name="__RefHeading___Toc720_4016845891"/>Propietats de Sistema i Propietats Globals<text:bookmark-end text:name="__RefHeading___Toc720_4016845891"/></text:h>
      <text:list xml:id="list2699661305" text:style-name="L5">
        <text:list-item>
          <text:p text:style-name="P165">Obligatorietat de definir el directori on guardar fitxers</text:p>
        </text:list-item>
      </text:list>
      <text:p text:style-name="P40"/>
      <text:h text:style-name="P137" text:outline-level="3"><text:bookmark-start text:name="__RefHeading___Toc722_4016845891"/>Actualitzar BBDD<text:bookmark-end text:name="__RefHeading___Toc722_4016845891"/></text:h>
      <text:p text:style-name="P43"><text:tab/><text:span text:style-name="T36">Hi ha hagut certs canvis de Base de Dades, d'aquí que s’hagi d’executar l’script SQL </text:span><text:span text:style-name="T29">update_from_1.1.5_to_1.1.6_schema .sql.</text:span><text:span text:style-name="T36"> Hi ha versions postgresql i oracle.</text:span></text:p>
      <text:p text:style-name="P38"/>
      <text:h text:style-name="Heading_20_2" text:outline-level="2"><text:bookmark-start text:name="__RefHeading___Toc1872_1972297109"/>Desenvolupador<text:bookmark-end text:name="__RefHeading___Toc1872_1972297109"/></text:h>
      <text:p text:style-name="P38"/>
      <text:h text:style-name="Heading_20_2" text:outline-level="2"><text:bookmark-start text:name="__RefHeading___Toc1874_1972297109"/>Altres<text:bookmark-end text:name="__RefHeading___Toc1874_1972297109"/></text:h>
      <text:p text:style-name="P38"><text:tab/><text:span text:style-name="T26">Altres canvis d’importància que per si mateix no es requereix una categoria.</text:span></text:p>
      <text:p text:style-name="P38"/>
      <text:p text:style-name="P38"/>
      <text:p text:style-name="P11"/>
      <text:h text:style-name="P95" text:outline-level="1"><text:bookmark-start text:name="__RefHeading___Toc1419_22241711451"/><text:soft-page-break/>Migració de 1.<text:span text:style-name="T35">1</text:span>.<text:span text:style-name="T40">6</text:span> a 1.<text:span text:style-name="T35">1</text:span>.<text:span text:style-name="T45">7</text:span><text:bookmark-end text:name="__RefHeading___Toc1419_22241711451"/></text:h>
      <text:p text:style-name="P12"><text:tab/></text:p>
      <text:h text:style-name="P105" text:outline-level="2"><text:bookmark-start text:name="__RefHeading___Toc5640_24432186251"/>Llistat de Millores <text:span text:style-name="T39">Github</text:span><text:bookmark-end text:name="__RefHeading___Toc5640_24432186251"/></text:h>
      <text:list xml:id="list125344991803120" text:continue-list="list669079670" text:style-name="L1">
        <text:list-item>
          <text:p text:style-name="P208">FALTA: <text:span text:style-name="T37">ES DEFINEIX AL FINAL DEL PROJECT</text:span></text:p>
        </text:list-item>
      </text:list>
      <text:p text:style-name="P54"><text:tab/></text:p>
      <text:h text:style-name="P114" text:outline-level="2"><text:bookmark-start text:name="__RefHeading___Toc1864_19722971091"/>Canvis <text:s/>Web <text:span text:style-name="T38">Back</text:span><text:bookmark-end text:name="__RefHeading___Toc1864_19722971091"/></text:h>
      <text:h text:style-name="P133" text:outline-level="3"><text:bookmark-start text:name="__RefHeading___Toc657_40168458911"/>Canvis SuperAdministrador<text:bookmark-end text:name="__RefHeading___Toc657_40168458911"/></text:h>
      <text:list xml:id="list3014110385" text:style-name="L6">
        <text:list-item>
          <text:p text:style-name="P180">Nou plugin de <text:span text:style-name="T40">Dades Personals</text:span> :requereix de <text:s/>configuració.</text:p>
        </text:list-item>
        <text:list-item>
          <text:p text:style-name="P181">Els plugins permeten definir un logo a traves de propietats:</text:p>
        </text:list-item>
      </text:list>
      <table:table table:name="Taula3" table:style-name="Taula3">
        <table:table-column table:style-name="Taula3.A"/>
        <table:table-row table:style-name="TableLine1980444108448">
          <table:table-cell table:style-name="Taula3.A1" office:value-type="string">
            <text:p text:style-name="P77"><text:span text:style-name="Source_20_Text"><text:span text:style-name="T41">es.caib.carpeta.pluginsib.carpetafront.notib.logo=EMPTY</text:span></text:span></text:p>
            <text:p text:style-name="Preformatted_20_Text"><text:span text:style-name="Source_20_Text"><text:span text:style-name="T41">es.caib.carpeta.pluginsib.carpetafront.regweb.logo=http://otae.fundaciobit.org/downloads/carpeta/logo.jpg</text:span></text:span></text:p>
            <text:p text:style-name="Preformatted_20_Text"><text:span text:style-name="Source_20_Text"><text:span text:style-name="T41">es.caib.carpeta.pluginsib.carpetafront.sistra.logo=c:\\icones\\dibuix.png</text:span></text:span></text:p>
            <text:p text:style-name="P78"/>
            <text:p text:style-name="Preformatted_20_Text"><text:span text:style-name="Source_20_Text"><text:span text:style-name="T41"># En aquest cas s'utilitza la icona definida dins del Plugin</text:span></text:span></text:p>
            <text:p text:style-name="P79"><text:span text:style-name="Source_20_Text"><text:span text:style-name="T41"># es.caib.carpeta.pluginsib.carpetafront.reactexample.logo=</text:span></text:span></text:p>
          </table:table-cell>
        </table:table-row>
      </table:table>
      <text:list xml:id="list125344180488027" text:continue-numbering="true" text:style-name="L6">
        <text:list-item>
          <text:p text:style-name="P182">Nova gestió d’Idiomes Suportats al Back/Front</text:p>
        </text:list-item>
        <text:list-item>
          <text:p text:style-name="P183">Afegir les següents propietats al Plugin de Dades Personals:</text:p>
        </text:list-item>
      </text:list>
      <table:table table:name="Taula6" table:style-name="Taula6">
        <table:table-column table:style-name="Taula6.A"/>
        <table:table-row table:style-name="TableLine1980444112528">
          <table:table-cell table:style-name="Taula6.A1" office:value-type="string">
            <text:p text:style-name="P72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20"/>
      <text:p text:style-name="P19"/>
      <text:p text:style-name="P19"/>
      <text:h text:style-name="P147" text:outline-level="3"><text:bookmark-start text:name="__RefHeading___Toc1866_19722971092"/><text:soft-page-break/>Canvis <text:span text:style-name="T38">Administrador d’Entitat</text:span><text:bookmark-end text:name="__RefHeading___Toc1866_19722971092"/></text:h>
      <text:list xml:id="list125344314258014" text:continue-list="list3069311963" text:style-name="L3">
        <text:list-item>
          <text:p text:style-name="P164"><text:span text:style-name="T47">H</text:span>i ha un tipus d'enllaç anomenat Tipus- Plugin o tipus psuedo-plugin que actua com un plugin però enllaça amb un pàgina externa en un altre pipella. <text:s/><text:span text:style-name="T47">Fins ara, a</text:span>quest <text:span text:style-name="T47">tipus d’</text:span>enllaç es po<text:span text:style-name="T47">dia</text:span> donar d'alta al Back però no apareix<text:span text:style-name="T47">ia</text:span> al front. <text:span text:style-name="T47">S’ha fet</text:span> que sigui visible al front a la part del menú lateral dret.</text:p>
        </text:list-item>
      </text:list>
      <text:h text:style-name="P121" text:outline-level="2"><text:bookmark-start text:name="__RefHeading___Toc1868_19722971091"/>Canvis <text:span text:style-name="T38">Web Front</text:span><text:bookmark-end text:name="__RefHeading___Toc1868_19722971091"/></text:h>
      <text:list xml:id="list1359085995" text:style-name="L7">
        <text:list-item>
          <text:p text:style-name="P166">S’inclou la possibilitat de reprendre tràmits anònims des de la pàgina principal.</text:p>
        </text:list-item>
      </text:list>
      <text:h text:style-name="P114" text:outline-level="2"><text:bookmark-start text:name="__RefHeading___Toc1870_19722971091"/>Sistemes<text:bookmark-end text:name="__RefHeading___Toc1870_19722971091"/></text:h>
      <text:h text:style-name="P136" text:outline-level="3"><text:bookmark-start text:name="__RefHeading___Toc720_40168458911"/>Propietats de Sistema i Propietats Globals<text:bookmark-end text:name="__RefHeading___Toc720_40168458911"/></text:h>
      <text:list xml:id="list1136261441" text:style-name="L8">
        <text:list-item>
          <text:p text:style-name="P168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 table:style-name="TableLine1980444116608">
          <table:table-cell table:style-name="Taula4.A1" office:value-type="string">
            <text:p text:style-name="P70">es.caib.carpeta.loginib.aplicaciondescripcion=CARPETA</text:p>
          </table:table-cell>
        </table:table-row>
      </table:table>
      <text:list xml:id="list23384496" text:style-name="L9">
        <text:list-item>
          <text:p text:style-name="P167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 table:style-name="TableLine1980444115520">
          <table:table-cell table:style-name="Tabla1.A1" office:value-type="string">
            <text:p text:style-name="P71">es.caib.carpeta.pluginsib.carpetafront.sistra1.url=<text:span text:style-name="T46">URL<text:line-break/></text:span>es.caib.carpeta.pluginsib.carpetafront.sistra1.user=<text:span text:style-name="T46">USER<text:line-break/></text:span>es.caib.carpeta.pluginsib.carpetafront.sistra1.pass=<text:span text:style-name="T46">PASS</text:span></text:p>
          </table:table-cell>
        </table:table-row>
      </table:table>
      <text:list xml:id="list125343943389560" text:continue-numbering="true" text:style-name="L9">
        <text:list-item>
          <text:p text:style-name="P188">Eliminar del fitxer carpeta.properties l’entrada «es.caib.carpeta.notificaciones.url»</text:p>
        </text:list-item>
        <text:list-item>
          <text:p text:style-name="P199"><text:span text:style-name="T23">Afegir dins del fitxer </text:span><text:span text:style-name="T25">p</text:span><text:span text:style-name="T24">ropietats al fitxer carpeta.system.properties </text:span><text:span text:style-name="T23">les següents entrades:</text:span></text:p>
        </text:list-item>
      </text:list>
      <table:table table:name="Taula5" table:style-name="Taula5">
        <table:table-column table:style-name="Taula5.A"/>
        <table:table-row table:style-name="TableLine1980444105456">
          <table:table-cell table:style-name="Taula5.A1" office:value-type="string">
            <text:p text:style-name="P83"><text:span text:style-name="T42">#PINBAL<text:line-break/>es.caib.carpeta.pluginsib.carpetafront.dadespersonals.pinbal.baseurl=https://proves.caib.es/pinbal<text:line-break/>es.caib.carpeta.pluginsib.carpetafront.dadespersonals.pinbal.username=</text:span><text:span text:style-name="T43">$</text:span><text:span text:style-name="T42">carpeta_pinbal<text:line-break/>es.caib.carpeta.pluginsib.carpetafront.dadespersonals.pinbal.password=</text:span><text:span text:style-name="T43">PASSWORD</text:span></text:p>
          </table:table-cell>
        </table:table-row>
      </table:table>
      <text:p text:style-name="P80"/>
      <text:h text:style-name="P138" text:outline-level="3"><text:bookmark-start text:name="__RefHeading___Toc722_40168458911"/>Actualitzar BBDD<text:bookmark-end text:name="__RefHeading___Toc722_40168458911"/></text:h>
      <text:p text:style-name="P43"><text:tab/><text:span text:style-name="T36">Hi ha hagut certs canvis de Base de Dades, d'aquí que s’hagi d’executar l’script SQL </text:span><text:span text:style-name="T29">update_from_1.1.</text:span><text:span text:style-name="T30">6</text:span><text:span text:style-name="T29">_to_1.1.</text:span><text:span text:style-name="T30">7_</text:span><text:span text:style-name="T31">schema</text:span><text:span text:style-name="T29">.sql.</text:span><text:span text:style-name="T36"> Hi ha versions postgresql i oracle.</text:span></text:p>
      <text:p text:style-name="P41"><text:soft-page-break/><text:tab/><text:span text:style-name="T48">Hi ha una versió dels scripts de migració per l’entitat CAIB dins </text:span><text:span text:style-name="T31">oracle/update_schema_from_1.1.6_to_1.1.7_caib.sql</text:span><text:span text:style-name="T48"> amb la creació dels següents tablespaces: CARPETA_DADES, CARPETA_LOB i CARPETA_INDEX.</text:span></text:p>
      <text:h text:style-name="P114" text:outline-level="2"><text:bookmark-start text:name="__RefHeading___Toc1872_19722971091"/>Desenvolupador<text:bookmark-end text:name="__RefHeading___Toc1872_19722971091"/></text:h>
      <text:list xml:id="list2946520064" text:style-name="L10">
        <text:list-item>
          <text:p text:style-name="P169">S’han canviat els packages del projecte de persistència de es.caib.carpeta.jpa a es.caib.carpeta.persistence</text:p>
        </text:list-item>
        <text:list-item>
          <text:p text:style-name="P169">La nomenclatura de les interfaces EJB de carpeta-ejb i carpeta-logic ha passat d’acabar en Local a acabar en Service</text:p>
        </text:list-item>
      </text:list>
      <text:h text:style-name="P114" text:outline-level="2"><text:bookmark-start text:name="__RefHeading___Toc1874_19722971091"/>Altres<text:bookmark-end text:name="__RefHeading___Toc1874_19722971091"/></text:h>
      <text:p text:style-name="P39"/>
      <text:h text:style-name="P96" text:outline-level="1"><text:bookmark-start text:name="__RefHeading___Toc639_2443939350"/>Migració de 1.<text:span text:style-name="T35">1</text:span>.<text:span text:style-name="T49">7</text:span> a 1.<text:span text:style-name="T35">1</text:span>.<text:span text:style-name="T49">8</text:span><text:bookmark-end text:name="__RefHeading___Toc639_2443939350"/></text:h>
      <text:p text:style-name="P13"><text:tab/></text:p>
      <text:h text:style-name="P106" text:outline-level="2"><text:bookmark-start text:name="__RefHeading___Toc4524_596115327"/>Llistat de Millores <text:span text:style-name="T39">Github</text:span><text:bookmark-end text:name="__RefHeading___Toc4524_596115327"/></text:h>
      <text:list xml:id="list2204707483" text:style-name="L11">
        <text:list-item>
          <text:p text:style-name="P209">FALTA: <text:span text:style-name="T37">ES DEFINEIX AL FINAL DEL PROJECT</text:span></text:p>
        </text:list-item>
      </text:list>
      <text:h text:style-name="P115" text:outline-level="2"><text:bookmark-start text:name="__RefHeading___Toc1864_197229710911"/>Canvis <text:s/>Web <text:span text:style-name="T38">Back</text:span><text:bookmark-end text:name="__RefHeading___Toc1864_197229710911"/></text:h>
      <text:h text:style-name="P148" text:outline-level="3"><text:bookmark-start text:name="__RefHeading___Toc657_401684589111"/>Canvis SuperAdministrado<text:span text:style-name="T49">r</text:span><text:bookmark-end text:name="__RefHeading___Toc657_401684589111"/></text:h>
      <text:list xml:id="list573838201" text:style-name="L12">
        <text:list-item>
          <text:p text:style-name="P189">Es permet definir emprant codi HTML la pàgina de Inici no autenticada del front din<text:span text:style-name="T59">s</text:span> de les dades de l’Entitat</text:p>
        </text:list-item>
        <text:list-item>
          <text:p text:style-name="P190">S’ha afegit un camp «contextPath» de tipus String a Plugin per a que des de l’adreça del navegador del Front no aparegui el pluginID sinó aquest camp.</text:p>
        </text:list-item>
      </text:list>
      <text:p text:style-name="P60"/>
      <text:h text:style-name="P151" text:outline-level="3">Canvis Administrador d’Entitat</text:h>
      <text:list xml:id="list4115883599" text:style-name="L13">
        <text:list-item>
          <text:p text:style-name="P170">S’han creat Seccions, que permeten agrupar en forma d’arbre plugins i enlla<text:span text:style-name="T50">ç</text:span>os de tipus pseudo-plugin</text:p>
        </text:list-item>
        <text:list-item>
          <text:p text:style-name="P171">Els enllaços de Tipus Plugin (PseudoPlugin ) ara poden definir una descripció.</text:p>
        </text:list-item>
        <text:list-item>
          <text:p text:style-name="P191"><text:soft-page-break/>S’ha afegit un camp «contextPath» de tipus String a <text:span text:style-name="T51">Secció</text:span> per a que des de l’adreça del navegador del Front no aparegui el <text:span text:style-name="T51">seccio</text:span>ID sinó aquest camp.</text:p>
          <text:p text:style-name="P175"/>
        </text:list-item>
      </text:list>
      <text:h text:style-name="P122" text:outline-level="2"><text:bookmark-start text:name="__RefHeading___Toc4526_596115327"/>Canvis Web Front<text:bookmark-end text:name="__RefHeading___Toc4526_596115327"/></text:h>
      <text:list xml:id="list444676443" text:style-name="L14">
        <text:list-item>
          <text:p text:style-name="P200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192">El canvi d’entitat, quan ja s’ha <text:span text:style-name="T62">accedit</text:span> a alguna <text:span text:style-name="T62">entitat,</text:span> es fa a través d’un component React.</text:p>
        </text:list-item>
        <text:list-item>
          <text:p text:style-name="P193">S’han afegit les rutes a les url’s de cada component.</text:p>
        </text:list-item>
      </text:list>
      <text:p text:style-name="P81"/>
      <text:h text:style-name="P124" text:outline-level="2"><text:bookmark-start text:name="__RefHeading___Toc4528_596115327"/>Sistemes<text:bookmark-end text:name="__RefHeading___Toc4528_596115327"/></text:h>
      <text:h text:style-name="P152" text:outline-level="3">Propietats de Sistema i Propietats Globals</text:h>
      <text:list xml:id="list3199838943" text:style-name="L15">
        <text:list-item>
          <text:p text:style-name="P194">Al API REST de Dades Obertes, es pot limitar la consulta entre dates amb la definició de la propietat global «<text:span text:style-name="T60">es.caib.carpeta.accesosmaxd</text:span><text:span text:style-name="T61">ie</text:span><text:span text:style-name="T60">s</text:span>». Si no hi ha definida aquesta propietat, el valor per defecte és «365».</text:p>
        </text:list-item>
      </text:list>
      <text:h text:style-name="P139" text:outline-level="3">Actualitzar BBDD</text:h>
      <text:p text:style-name="P43"><text:tab/><text:span text:style-name="T36">Hi ha hagut certs canvis de Base de Dades, d'aquí que s’hagi d’executar l’script SQL </text:span><text:span text:style-name="T29">update_from_1.1.</text:span><text:span text:style-name="T32">7_</text:span><text:span text:style-name="T29">to_1.1.</text:span><text:span text:style-name="T32">8_</text:span><text:span text:style-name="T29">schema.sql.</text:span><text:span text:style-name="T36"> Hi ha versions postgresql i oracle.</text:span></text:p>
      <text:p text:style-name="P42"><text:tab/><text:span text:style-name="T48">Hi ha una versió dels scripts de migració per l’entitat CAIB dins </text:span><text:span text:style-name="T31">oracle/update_schema_from_1.1.</text:span><text:span text:style-name="T32">7</text:span><text:span text:style-name="T31">_to_1.1.</text:span><text:span text:style-name="T32">8</text:span><text:span text:style-name="T31">_caib.sql</text:span><text:span text:style-name="T48"> amb la creació dels següents tablespaces: CARPETA_SECCIO. També hi ha hagut canvis als tablespaces: CARPETA_ENLLAZ, CARPETA_PLUGINENTITAT.</text:span></text:p>
      <text:p text:style-name="P62"/>
      <text:h text:style-name="P122" text:outline-level="2"><text:bookmark-start text:name="__RefHeading___Toc1866_19722971091"/>Desenvolupador<text:bookmark-end text:name="__RefHeading___Toc1866_19722971091"/></text:h>
      <text:list xml:id="list1556414629" text:style-name="L16">
        <text:list-item>
          <text:p text:style-name="P215">S’ha eliminat el directori carpeta-logic i s’ha fusionat amb carpeta-ejb. Els EJB de es.caib.carpeta.ejb seran no edita<text:span text:style-name="T59">b</text:span>les i els del package es.caib.carpeta.logic seràn els que abans hi havia a carp<text:span text:style-name="T59">e</text:span>ta-logic.</text:p>
        </text:list-item>
        <text:list-item>
          <text:p text:style-name="P216">S’ha eliminat els scripts de genapp.</text:p>
        </text:list-item>
      </text:list>
      <text:h text:style-name="P103" text:outline-level="1"><text:bookmark-start text:name="__RefHeading___Toc4530_596115327"/><text:soft-page-break/>Migració de 1.<text:span text:style-name="T35">1</text:span>.<text:span text:style-name="T63">8</text:span> a 1.<text:span text:style-name="T35">1</text:span>.<text:span text:style-name="T63">9</text:span><text:bookmark-end text:name="__RefHeading___Toc4530_596115327"/></text:h>
      <text:h text:style-name="P107" text:outline-level="2"><text:bookmark-start text:name="__RefHeading___Toc4532_596115327"/>Llistat de Millores <text:span text:style-name="T39">Github</text:span><text:bookmark-end text:name="__RefHeading___Toc4532_596115327"/></text:h>
      <text:list xml:id="list125343144847630" text:continue-list="list2204707483" text:style-name="L11">
        <text:list-item>
          <text:p text:style-name="P210">FALTA: <text:span text:style-name="T37">ES DEFINEIX AL FINAL DEL PROJECT</text:span></text:p>
        </text:list-item>
      </text:list>
      <text:h text:style-name="P116" text:outline-level="2"><text:bookmark-start text:name="__RefHeading___Toc1864_1972297109111"/>Canvis <text:s/>Web <text:span text:style-name="T38">Back</text:span><text:bookmark-end text:name="__RefHeading___Toc1864_1972297109111"/></text:h>
      <text:h text:style-name="P149" text:outline-level="3"><text:bookmark-start text:name="__RefHeading___Toc657_4016845891111"/>Canvis SuperAdministrado<text:span text:style-name="T49">r</text:span><text:bookmark-end text:name="__RefHeading___Toc657_4016845891111"/></text:h>
      <text:list xml:id="list4291290154" text:style-name="L17">
        <text:list-item>
          <text:p text:style-name="P195">S’han de definir les següents propietats al plugin de Sistra ja que quan es troba amb un tràmit de tipus REGISTRO, es connecta amb el component de «RegwebDetallComponent» <text:span text:style-name="T65">a la </text:span>API de Regweb:<text:line-break/></text:p>
        </text:list-item>
      </text:list>
      <table:table table:name="Tabla2" table:style-name="Tabla2">
        <table:table-column table:style-name="Tabla2.A"/>
        <table:table-row table:style-name="TableLine1980444109264">
          <table:table-cell table:style-name="Tabla2.A1" office:value-type="string">
            <text:p text:style-name="P73"># <text:span text:style-name="T64">Dades </text:span>Regweb</text:p>
            <text:p text:style-name="P73">es.caib.carpeta.pluginsib.carpetafront.regweb32.url=[=SP["es.caib.carpeta.pluginsib.carpetafront.regweb32.url"]]</text:p>
            <text:p text:style-name="P73">es.caib.carpeta.pluginsib.carpetafront.regweb32.user=[=SP["es.caib.carpeta.pluginsib.carpetafront.regweb32.user"]]</text:p>
            <text:p text:style-name="P73">es.caib.carpeta.pluginsib.carpetafront.regweb32.pass=[=SP["es.caib.carpeta.pluginsib.carpetafront.regweb32.pass"]]</text:p>
            <text:p text:style-name="P73">es.caib.carpeta.pluginsib.carpetafront.<text:span text:style-name="T66">sistra</text:span>.entidad=A04003003</text:p>
          </table:table-cell>
        </table:table-row>
      </table:table>
      <text:p text:style-name="P61"><text:tab/><text:span text:style-name="T65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 table:style-name="TableLine1980444114160">
          <table:table-cell table:style-name="Tabla3.A1" office:value-type="string">
            <text:p text:style-name="P84"><text:span text:style-name="T42">#</text:span><text:span text:style-name="T44">REGWEB</text:span><text:span text:style-name="T42"><text:line-break/></text:span><text:span text:style-name="T41">es.caib.carpeta.pluginsib.carpetafront.regweb32.url</text:span><text:span text:style-name="T42">=https://dev.caib.es/regweb3/ws/v3/RegWebAsientoRegistral<text:line-break/></text:span><text:span text:style-name="T41">es.caib.carpeta.pluginsib.carpetafront.regweb32.user</text:span><text:span text:style-name="T42">=</text:span><text:span text:style-name="T44">USER</text:span><text:span text:style-name="T42"><text:line-break/></text:span><text:span text:style-name="T41">es.caib.carpeta.pluginsib.carpetafront.regweb32.pass</text:span><text:span text:style-name="T42">=</text:span><text:span text:style-name="T43">PASSWORD</text:span></text:p>
          </table:table-cell>
        </table:table-row>
      </table:table>
      <text:p text:style-name="P63"/>
      <text:h text:style-name="P123" text:outline-level="2"><text:bookmark-start text:name="__RefHeading___Toc4534_596115327"/>Canvis Web Front<text:bookmark-end text:name="__RefHeading___Toc4534_596115327"/></text:h>
      <text:list xml:id="list2942242122" text:style-name="L18">
        <text:list-item>
          <text:p text:style-name="P196">Creació del component RegwebDetallComponent, situat dintre de la carpeta «pluginsib-carpetafront». S’encarrega de mostrar el detall d’un registre des dels plugins de RegWeb i de Sistra, en aquest darrer cas, quan <text:span text:style-name="T66">només</text:span> es tracta de tràmits de tipus REGISTRO. <text:s/></text:p>
          <text:p text:style-name="P197"/>
        </text:list-item>
      </text:list>
      <text:h text:style-name="P125" text:outline-level="2"><text:bookmark-start text:name="__RefHeading___Toc4536_596115327"/><text:soft-page-break/>Sistemes<text:bookmark-end text:name="__RefHeading___Toc4536_596115327"/></text:h>
      <text:h text:style-name="P153" text:outline-level="3">Propietats de Sistema i Propietats Globals</text:h>
      <text:list xml:id="list4179447724" text:style-name="L19">
        <text:list-item>
          <text:p text:style-name="P198">S’ha creat un «scheduler» per tal d’esborrar els logs que es creen al sistema. Per tal d’activar-ho, s’han de crear dues propietats globals amb el rol de <text:span text:style-name="T66">S</text:span>uper<text:span text:style-name="T66">A</text:span>dmistrador:</text:p>
          <text:list>
            <text:list-item>
              <text:p text:style-name="P198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98">«es.caib.carpeta.esborrarlogs.dies» : indica el número de dies que volem conservar de log. El valor per defecte és 90. <text:span text:style-name="T66">Això significa que amb </text:span>el valor per defecte, només es mantenen els logs dels darrers 90 dies.</text:p>
            </text:list-item>
          </text:list>
        </text:list-item>
      </text:list>
      <text:p text:style-name="P82"><text:tab/>Si es modifica qualque valor d’aquestes propietats, es necessari aturar i tornar a arrancar el JBOSS per a què tinguin efecte els canvis.</text:p>
      <text:h text:style-name="P140" text:outline-level="3">Actualitzar BBDD</text:h>
      <text:p text:style-name="P44"><text:tab/><text:span text:style-name="T36">Hi ha hagut certs canvis de Base de Dades, d'aquí que s’hagi d’executar l’script SQL </text:span><text:span text:style-name="T29">update_from_1.1.</text:span><text:span text:style-name="T33">8</text:span><text:span text:style-name="T32">_</text:span><text:span text:style-name="T29">to_1.1.</text:span><text:span text:style-name="T33">9_</text:span><text:span text:style-name="T34">schema</text:span><text:span text:style-name="T29">.sql </text:span><text:span text:style-name="T67">i </text:span><text:span text:style-name="T34">update_from_1.1.8_to_1.1.9_data.sql</text:span><text:span text:style-name="T29">.</text:span><text:span text:style-name="T36"> Hi ha versions postgresql i oracle.</text:span></text:p>
      <text:h text:style-name="Heading_20_3" text:outline-level="3">Datasources</text:h>
      <text:p text:style-name="P65"><text:span text:style-name="T21"><text:tab/></text:span>S'han realitzat canvis en els fitxers <text:span text:style-name="T68">datasource</text:span> d'oracle i postgresql de dintre <text:span text:style-name="T68">la carpeta</text:span> /scripts/datasources/ per a qué es pugin configurar els datasources sense haver de tocar el fitxer de configuració standalone.xml. Simplement, <text:span text:style-name="T68">amb aquest format, </text:span>s'han de copiar al directori de desplegament. </text:p>
      <text:h text:style-name="P97" text:outline-level="1" text:is-list-header="true"/>
      <text:h text:style-name="P97" text:outline-level="1"><text:bookmark-start text:name="__RefHeading___Toc1040_109388940"/>Migració de 1.<text:span text:style-name="T35">1</text:span>.<text:span text:style-name="T69">9</text:span> a 1.<text:span text:style-name="T35">1</text:span>.<text:span text:style-name="T69">10</text:span><text:bookmark-end text:name="__RefHeading___Toc1040_109388940"/></text:h>
      <text:p text:style-name="P14"><text:tab/></text:p>
      <text:h text:style-name="P108" text:outline-level="2"><text:bookmark-start text:name="__RefHeading___Toc4524_5961153271"/>Llistat de Millores <text:span text:style-name="T39">Github</text:span><text:bookmark-end text:name="__RefHeading___Toc4524_5961153271"/></text:h>
      <text:list xml:id="list125343996027434" text:continue-list="list125343144847630" text:style-name="L11">
        <text:list-item>
          <text:p text:style-name="P211">FALTA: <text:span text:style-name="T37">ES DEFINEIX AL FINAL DEL PROJECT</text:span></text:p>
        </text:list-item>
      </text:list>
      <text:p text:style-name="P55"/>
      <text:h text:style-name="P117" text:outline-level="2"><text:bookmark-start text:name="__RefHeading___Toc1864_1972297109112"/><text:soft-page-break/>Canvis <text:s/>Web <text:span text:style-name="T38">Back</text:span><text:bookmark-end text:name="__RefHeading___Toc1864_1972297109112"/></text:h>
      <text:h text:style-name="P150" text:outline-level="3"><text:bookmark-start text:name="__RefHeading___Toc657_4016845891112"/>Canvis SuperAdministrado<text:span text:style-name="T49">r</text:span><text:bookmark-end text:name="__RefHeading___Toc657_4016845891112"/></text:h>
      <text:list xml:id="list2580862214" text:style-name="L20">
        <text:list-item>
          <text:p text:style-name="P205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1495400995" text:style-name="L21">
        <text:list-item>
          <text:p text:style-name="P201">Públics: Només es mostren al menú desllissant si no ens hem autenticat</text:p>
        </text:list-item>
        <text:list-item>
          <text:p text:style-name="P201">Privats: Només es mostres després d’haver-se autenticat amb Clave</text:p>
        </text:list-item>
        <text:list-item>
          <text:p text:style-name="P201">Públics i Privats: Es mostren tant a la part autenticada com a la part no autenticada.</text:p>
        </text:list-item>
      </text:list>
      <text:p text:style-name="P85">S’ha de ser conscient que els plugins que es marquin com «públic» o «públic i privat» no poden fer ús de les Dades de Login</text:p>
      <text:list xml:id="list125343676499878" text:continue-list="list2580862214" text:style-name="L20">
        <text:list-item>
          <text:p text:style-name="P205">S’han afegit dos camps nous a Plugin (Tí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nes del propi plugin.</text:p>
          <text:list>
            <text:list-item>
              <text:list>
                <text:list-header>
                  <text:p text:style-name="P205"/>
                </text:list-header>
              </text:list>
            </text:list-item>
          </text:list>
        </text:list-item>
      </text:list>
      <text:h text:style-name="P126" text:outline-level="2"><text:bookmark-start text:name="__RefHeading___Toc1042_109388940"/>Sistemes<text:bookmark-end text:name="__RefHeading___Toc1042_109388940"/></text:h>
      <text:h text:style-name="P141" text:outline-level="3">Actualitzar BBDD</text:h>
      <text:p text:style-name="P45"><text:tab/><text:span text:style-name="T36">Hi ha hagut certs canvis de Base de Dades, d'aquí que s’hagi d’executar l’script SQL </text:span><text:span text:style-name="T29">update_from_1.1.</text:span><text:span text:style-name="T53">9</text:span><text:span text:style-name="T32">_</text:span><text:span text:style-name="T29">to_1.1.</text:span><text:span text:style-name="T53">10</text:span><text:span text:style-name="T33">_</text:span><text:span text:style-name="T34">schema</text:span><text:span text:style-name="T29">.sql </text:span><text:span text:style-name="T67">i </text:span><text:span text:style-name="T34">update_from_1.1.</text:span><text:span text:style-name="T53">9</text:span><text:span text:style-name="T34">_to_1.1.</text:span><text:span text:style-name="T53">10</text:span><text:span text:style-name="T34">_data.sql</text:span><text:span text:style-name="T29">.</text:span><text:span text:style-name="T36"> Hi ha versions postgresql i oracle.</text:span></text:p>
      <text:p text:style-name="P45"/>
      <text:h text:style-name="P98" text:outline-level="1"><text:bookmark-start text:name="__RefHeading___Toc1040_1093889401"/>Migració de 1.<text:span text:style-name="T35">1</text:span>.<text:span text:style-name="T70">10</text:span> a 1.<text:span text:style-name="T35">1</text:span>.<text:span text:style-name="T69">1</text:span><text:span text:style-name="T70">1</text:span><text:bookmark-end text:name="__RefHeading___Toc1040_1093889401"/></text:h>
      <text:p text:style-name="P15"><text:tab/></text:p>
      <text:h text:style-name="P109" text:outline-level="2"><text:bookmark-start text:name="__RefHeading___Toc4524_59611532711"/>Llistat de Millores <text:span text:style-name="T39">Github</text:span><text:bookmark-end text:name="__RefHeading___Toc4524_59611532711"/></text:h>
      <text:list xml:id="list125344354179285" text:continue-list="list125343996027434" text:style-name="L11">
        <text:list-item>
          <text:p text:style-name="P217">FALTA: <text:span text:style-name="T37">ES DEFINEIX AL FINAL DEL PROJECT</text:span></text:p>
        </text:list-item>
      </text:list>
      <text:p text:style-name="P56"/>
      <text:p text:style-name="P56"/>
      <text:h text:style-name="P118" text:outline-level="2"><text:bookmark-start text:name="__RefHeading___Toc1864_19722971091121"/><text:soft-page-break/>Canvis <text:s/>Web <text:span text:style-name="T38">Back</text:span><text:bookmark-end text:name="__RefHeading___Toc1864_19722971091121"/></text:h>
      <text:h text:style-name="P159" text:outline-level="3"><text:bookmark-start text:name="__RefHeading___Toc657_40168458911122"/><text:span text:style-name="T18">Canvis SuperAdministrado</text:span><text:span text:style-name="T22">r</text:span><text:bookmark-end text:name="__RefHeading___Toc657_40168458911122"/></text:h>
      <text:list xml:id="list3960871561" text:style-name="L22">
        <text:list-item>
          <text:p text:style-name="P203">Desenvolupada la integració amb Notib per a que un ciutadà pugui accedir a les seves notificacions des de la Carpeta Ciutadana.</text:p>
        </text:list-item>
        <text:list-item>
          <text:p text:style-name="P204">Canviades les propietats del <text:span text:style-name="T76">plugin</text:span> Pinbal Policia.</text:p>
        </text:list-item>
      </text:list>
      <table:table table:name="Tabla5" table:style-name="Tabla5">
        <table:table-column table:style-name="Tabla5.A"/>
        <table:table-row table:style-name="TableLine1980444104368">
          <table:table-cell table:style-name="Tabla5.A1" office:value-type="string">
            <text:p text:style-name="P66">es.caib.carpeta.pluginsib.carpetafront.pinbalpolicia.baseurl=[=SP["es.caib.carpeta.pluginsib.carpetafront.dadespersonals.pinbal.baseurl"]]</text:p>
            <text:p text:style-name="P66">es.caib.carpeta.pluginsib.carpetafront.pinbalpolicia.username=[=SP["es.caib.carpeta.pluginsib.carpetafront.dadespersonals.pinbal.username"]]</text:p>
            <text:p text:style-name="P66">es.caib.carpeta.pluginsib.carpetafront.pinbalpolicia.password=[=SP["es.caib.carpeta.pluginsib.carpetafront.dadespersonals.pinbal.password"]]</text:p>
            <text:p text:style-name="P66"/>
            <text:p text:style-name="P66">es.caib.carpeta.pluginsib.carpetafront.pinbalpolicia.codicertificat=SVDDGPCIWS02</text:p>
            <text:p text:style-name="P66"/>
            <text:p text:style-name="P66">es.caib.carpeta.pluginsib.carpetafront.pinbalpolicia.codiprocediment=CODSVDR_GBA_20121107<text:tab/></text:p>
            <text:p text:style-name="P66">es.caib.carpeta.pluginsib.carpetafront.pinbalpolicia.finalitat=Baremacions per el proces d''escolaritzacio</text:p>
            <text:p text:style-name="P66">es.caib.carpeta.pluginsib.carpetafront.pinbalpolicia.identificadorsolicitant=S0711001H</text:p>
            <text:p text:style-name="P66">es.caib.carpeta.pluginsib.carpetafront.pinbalpolicia.unitattramitadora=Servei d''escolarització</text:p>
            <text:p text:style-name="P66"/>
            <text:p text:style-name="P66"># Necessari en DEV i PRE. NO es fan cridades reals sinó d,un joc de proves</text:p>
            <text:p text:style-name="P66"># Exemples: <text:s text:c="2"/>- 30000056Y, FUSTER</text:p>
            <text:p text:style-name="P66"># <text:s text:c="12"/>- 41107605G, JAUME</text:p>
            <text:p text:style-name="P66">es.caib.carpeta.pluginsib.carpetafront.pinbalpolicia.testnif=30000056Y</text:p>
            <text:p text:style-name="P66">es.caib.carpeta.pluginsib.carpetafront.pinbalpolicia.testsurname=FUSTER</text:p>
            <text:p text:style-name="P66"/>
            <text:p text:style-name="P66">es.caib.carpeta.pluginsib.carpetafront.pinbalpolicia.development=true' WHERE classe = 'org.fundaciobit.pluginsib.carpetafront.pinbalpolicia.PinbalPoliciaCarpetaFrontPlugin';</text:p>
          </table:table-cell>
        </table:table-row>
      </table:table>
      <text:p text:style-name="P58"/>
      <text:list xml:id="list125345042679099" text:continue-numbering="true" text:style-name="L22">
        <text:list-item>
          <text:p text:style-name="P204">Afegit <text:span text:style-name="T76">plugin</text:span> Pinbal «Estar al corrent de pagament amb la CAIB per a subvencions i ajudes».</text:p>
        </text:list-item>
      </text:list>
      <table:table table:name="Tabla4" table:style-name="Tabla4">
        <table:table-column table:style-name="Tabla4.A"/>
        <table:table-row table:style-name="TableLine1980444107632">
          <table:table-cell table:style-name="Tabla4.A1" office:value-type="string">
            <text:p text:style-name="P66">es.caib.carpeta.pluginsib.carpetafront.pinbalsubvenciones.baseurl=[=SP["es.caib.carpeta.pluginsib.carpetafront.dadespersonals.pinbal.baseurl"]]</text:p>
            <text:p text:style-name="P66">es.caib.carpeta.pluginsib.carpetafront.pinbalsubvenciones.username=[=SP["es.caib.carpeta.pluginsib.carpetafront.dadespersonals.pinbal.username"]]</text:p>
            <text:p text:style-name="P66">es.caib.carpeta.pluginsib.carpetafront.pinbalsubvenciones.password=[=SP["es.caib.carpeta.pluginsib.carpetafront.dadespersonals.pinbal.password"]]</text:p>
            <text:p text:style-name="P66"/>
            <text:p text:style-name="P66">es.caib.carpeta.pluginsib.carpetafront.pinbalsubvenciones.codicertificat=SVDCCAACPASWS01</text:p>
            <text:p text:style-name="P66"/>
            <text:p text:style-name="P66"><text:soft-page-break/>es.caib.carpeta.pluginsib.carpetafront.pinbalsubvenciones.codiprocediment=CODSVDR_GBA_20121107</text:p>
            <text:p text:style-name="P66">es.caib.carpeta.pluginsib.carpetafront.pinbalsubvenciones.finalitat=Consulta estar al corrent de pagament a CAIB</text:p>
            <text:p text:style-name="P66">es.caib.carpeta.pluginsib.carpetafront.pinbalsubvenciones.identificadorsolicitant=S0711001H</text:p>
            <text:p text:style-name="P66">es.caib.carpeta.pluginsib.carpetafront.pinbalsubvenciones.unitattramitadora=Servei d''escolarització</text:p>
            <text:p text:style-name="P66"/>
            <text:p text:style-name="P66">es.caib.carpeta.pluginsib.carpetafront.pinbalsubvenciones.codigoprovincia=07</text:p>
            <text:p text:style-name="P66">es.caib.carpeta.pluginsib.carpetafront.pinbalsubvenciones.codigocomunidadautonoma=04</text:p>
            <text:p text:style-name="P66"/>
            <text:p text:style-name="P66"># Necessari en DEV i PRE. NO es fan cridades reals sinó d,un joc de proves</text:p>
            <text:p text:style-name="P66"># Exemples: <text:s text:c="2"/>- 30000056Y, FUSTER</text:p>
            <text:p text:style-name="P66"># <text:s text:c="12"/>- 41107605G, JAUME</text:p>
            <text:p text:style-name="P66">es.caib.carpeta.pluginsib.carpetafront.pinbalsubvenciones.testnif=30000056Y</text:p>
            <text:p text:style-name="P66">es.caib.carpeta.pluginsib.carpetafront.pinbalsubvenciones.testsurname=FUSTER</text:p>
            <text:p text:style-name="P66"/>
            <text:p text:style-name="P66">es.caib.carpeta.pluginsib.carpetafront.pinbalsubvenciones.development=true', true, 99, NULL, 'ajudasubvencions');</text:p>
          </table:table-cell>
        </table:table-row>
      </table:table>
      <text:p text:style-name="P59"/>
      <text:h text:style-name="P127" text:outline-level="2"><text:bookmark-start text:name="__RefHeading___Toc1042_1093889401"/>Sistemes<text:bookmark-end text:name="__RefHeading___Toc1042_1093889401"/></text:h>
      <text:h text:style-name="P146" text:outline-level="3">Actualitzar BBDD</text:h>
      <text:p text:style-name="P51"><text:tab/><text:span text:style-name="T75">S’han afegit els scripts per actualitzar les propietats del plugin de Pinbal Policia i per inserir les propietats necessàries pel plugin «Estar al corrent de pagament amb la CAIB per a subvencions i ajudes». Per això , s’ha creat l’script SQL </text:span><text:span text:style-name="T29">update_from_1.1.</text:span><text:span text:style-name="T54">10</text:span><text:span text:style-name="T32">_</text:span><text:span text:style-name="T29">to_1.1.</text:span><text:span text:style-name="T53">1</text:span><text:span text:style-name="T54">1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55" text:outline-level="3" text:is-list-header="true"/>
      <text:p text:style-name="P64"/>
      <text:h text:style-name="P99" text:outline-level="1"><text:bookmark-start text:name="__RefHeading___Toc1447_1568045501"/>Migració de 1.<text:span text:style-name="T35">1</text:span>.<text:span text:style-name="T70">1</text:span><text:span text:style-name="T71">1</text:span> a 1.<text:span text:style-name="T35">1</text:span>.<text:span text:style-name="T69">1</text:span><text:span text:style-name="T71">2</text:span><text:bookmark-end text:name="__RefHeading___Toc1447_1568045501"/></text:h>
      <text:p text:style-name="P16"><text:tab/></text:p>
      <text:h text:style-name="P110" text:outline-level="2"><text:bookmark-start text:name="__RefHeading___Toc4524_596115327111"/>Llistat de Millores <text:span text:style-name="T39">Github</text:span><text:bookmark-end text:name="__RefHeading___Toc4524_596115327111"/></text:h>
      <text:list xml:id="list125344807188788" text:continue-list="list125344354179285" text:style-name="L11">
        <text:list-item>
          <text:p text:style-name="P218">FALTA: <text:span text:style-name="T37">ES DEFINEIX AL FINAL DEL PROJECT</text:span></text:p>
        </text:list-item>
      </text:list>
      <text:p text:style-name="P57"/>
      <text:p text:style-name="P57"/>
      <text:h text:style-name="P119" text:outline-level="2"><text:bookmark-start text:name="__RefHeading___Toc1864_197229710911211"/><text:soft-page-break/>Canvis <text:s/>Web <text:span text:style-name="T38">Back</text:span><text:bookmark-end text:name="__RefHeading___Toc1864_197229710911211"/></text:h>
      <text:h text:style-name="P160" text:outline-level="3"><text:bookmark-start text:name="__RefHeading___Toc657_401684589111221"/><text:span text:style-name="T18">Canvis SuperAdministrado</text:span><text:span text:style-name="T22">r</text:span><text:bookmark-end text:name="__RefHeading___Toc657_401684589111221"/></text:h>
      <text:list xml:id="list1644026277" text:style-name="L23">
        <text:list-item>
          <text:p text:style-name="P202"/>
        </text:list-item>
      </text:list>
      <text:h text:style-name="P128" text:outline-level="2"><text:bookmark-start text:name="__RefHeading___Toc1042_10938894011"/>Sistemes<text:bookmark-end text:name="__RefHeading___Toc1042_10938894011"/></text:h>
      <text:h text:style-name="P142" text:outline-level="3">Actualitzar BBDD</text:h>
      <text:p text:style-name="P46"><text:tab/><text:span text:style-name="T36">Hi ha hagut certs canvis de Base de Dades, d'aquí que s’hagi d’executar l’script SQL </text:span><text:span text:style-name="T29">update_from_1.1.</text:span><text:span text:style-name="T54">1</text:span><text:span text:style-name="T55">1</text:span><text:span text:style-name="T32">_</text:span><text:span text:style-name="T29">to_1.1.</text:span><text:span text:style-name="T53">1</text:span><text:span text:style-name="T55">2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56" text:outline-level="3" text:is-list-header="true"/>
      <text:h text:style-name="P100" text:outline-level="1"><text:bookmark-start text:name="__RefHeading___Toc1449_1568045501"/><text:span text:style-name="T14">Migració de 1.</text:span><text:span text:style-name="T35">1</text:span><text:span text:style-name="T14">.</text:span><text:span text:style-name="T70">1</text:span><text:span text:style-name="T72">2</text:span><text:span text:style-name="T14"> a 1.</text:span><text:span text:style-name="T35">1</text:span><text:span text:style-name="T14">.</text:span><text:span text:style-name="T69">1</text:span><text:span text:style-name="T72">3</text:span><text:bookmark-end text:name="__RefHeading___Toc1449_1568045501"/></text:h>
      <text:h text:style-name="P111" text:outline-level="2"><text:bookmark-start text:name="__RefHeading___Toc4524_5961153271111"/>Llistat de Millores <text:span text:style-name="T39">Github</text:span><text:bookmark-end text:name="__RefHeading___Toc4524_5961153271111"/></text:h>
      <text:list xml:id="list125344243652517" text:continue-list="list125344807188788" text:style-name="L11">
        <text:list-item>
          <text:p text:style-name="P219">FALTA: <text:span text:style-name="T37">ES DEFINEIX AL FINAL DEL PROJECT</text:span></text:p>
        </text:list-item>
      </text:list>
      <text:p text:style-name="P17"><text:tab/></text:p>
      <text:h text:style-name="P129" text:outline-level="2"><text:bookmark-start text:name="__RefHeading___Toc4524_59611532711111"/>Sistemes<text:bookmark-end text:name="__RefHeading___Toc4524_59611532711111"/></text:h>
      <text:h text:style-name="P143" text:outline-level="3">Actualitzar BBDD</text:h>
      <text:p text:style-name="P47"><text:tab/><text:span text:style-name="T36">Hi ha hagut certs canvis de Base de Dades, d'aquí que s’hagi d’executar l’script SQL </text:span><text:span text:style-name="T29">update_from_1.1.</text:span><text:span text:style-name="T54">1</text:span><text:span text:style-name="T56">2</text:span><text:span text:style-name="T32">_</text:span><text:span text:style-name="T29">to_1.1.</text:span><text:span text:style-name="T53">1</text:span><text:span text:style-name="T56">3</text:span><text:span text:style-name="T33">_</text:span><text:span text:style-name="T57">data</text:span><text:span text:style-name="T29">.sql.</text:span><text:span text:style-name="T36"> Hi ha versions postgresql i oracle.</text:span></text:p>
      <text:p text:style-name="P50"/>
      <text:h text:style-name="P154" text:outline-level="3">Actualitzar <text:span text:style-name="T79">KeyCloak en l’entorn CAIB</text:span></text:h>
      <text:list xml:id="list1729453396" text:style-name="L24">
        <text:list-item>
          <text:p text:style-name="P184">Fitxer carpeta.properties:</text:p>
        </text:list-item>
      </text:list>
      <text:list xml:id="list3063424106" text:style-name="L25">
        <text:list-item>
          <text:list>
            <text:list-item>
              <text:p text:style-name="P185">Comentar Plugin KeyCloakCAIB:</text:p>
            </text:list-item>
          </text:list>
        </text:list-item>
      </text:list>
      <table:table table:name="Tabla6" table:style-name="Tabla6">
        <table:table-column table:style-name="Tabla6.A"/>
        <table:table-row table:style-name="TableLine1980444115248">
          <table:table-cell table:style-name="Tabla6.A1" office:value-type="string">
            <text:p text:style-name="P21"><text:span text:style-name="T28">#</text:span><text:span text:style-name="T77">es.caib.carpeta.userinformationplugin=org.fundaciobit.pluginsib.userinformation.keycloakcaib.KeyCloakCaibUserInformationPlugin</text:span></text:p>
          </table:table-cell>
        </table:table-row>
      </table:table>
      <text:list xml:id="list125344779247041" text:continue-numbering="true" text:style-name="L25">
        <text:list-item>
          <text:list>
            <text:list-item>
              <text:p text:style-name="P185">Descomentar <text:s/>Plugin de KeyCloak:</text:p>
            </text:list-item>
          </text:list>
        </text:list-item>
      </text:list>
      <table:table table:name="Tabla7" table:style-name="Tabla7">
        <table:table-column table:style-name="Tabla7.A"/>
        <table:table-row table:style-name="TableLine1980444103552">
          <table:table-cell table:style-name="Tabla7.A1" office:value-type="string">
            <text:p text:style-name="P74">es.caib.carpeta.userinformationplugin=org.fundaciobit.pluginsib.userinformation.keycloak.KeyCloakUserInformationPlugin</text:p>
          </table:table-cell>
        </table:table-row>
      </table:table>
      <text:list xml:id="list125344210004268" text:continue-numbering="true" text:style-name="L25">
        <text:list-item>
          <text:list>
            <text:list-item>
              <text:p text:style-name="P185"><text:soft-page-break/>Configurar Propietats de Plugin de KeyCloak</text:p>
            </text:list-item>
          </text:list>
        </text:list-item>
      </text:list>
      <table:table table:name="Tabla8" table:style-name="Tabla8">
        <table:table-column table:style-name="Tabla8.A"/>
        <table:table-row table:style-name="TableLine1980444117424">
          <table:table-cell table:style-name="Tabla8.A1" office:value-type="string">
            <text:p text:style-name="P75">es.caib.carpeta.pluginsib.userinformation.keycloak.serverurl=<text:span text:style-name="T28">https://dev.caib.es/</text:span><text:line-break/>es.caib.carpeta.pluginsib.userinformation.keycloak.realm=<text:span text:style-name="T28">webdes</text:span><text:line-break/>es.caib.carpeta.pluginsib.userinformation.keycloak.client_id=<text:span text:style-name="T28">goib-ws</text:span><text:line-break/>es.caib.carpeta.pluginsib.userinformation.keycloak.password_secret=<text:span text:style-name="T28">[=SP["es.caib.carpeta.pluginsib.userinformation.keycloak.password_secret"]]</text:span><text:line-break/>es.caib.carpeta.pluginsib.userinformation.keycloak.client_id_for_user_autentication=<text:span text:style-name="T28">goib-default</text:span><text:line-break/>es.caib.carpeta.pluginsib.userinformation.keycloak.mapping.administrationID=<text:span text:style-name="T28">nif</text:span><text:line-break/>es.caib.carpeta.pluginsib.userinformation.keycloak.debug=<text:span text:style-name="T28">true</text:span></text:p>
          </table:table-cell>
        </table:table-row>
      </table:table>
      <text:p text:style-name="P22"/>
      <text:list xml:id="list125344739983011" text:continue-list="list1729453396" text:style-name="L24">
        <text:list-item>
          <text:p text:style-name="P184">Fitxer carpeta.system.properties</text:p>
        </text:list-item>
      </text:list>
      <text:list xml:id="list125344347811392" text:continue-list="list125344210004268" text:style-name="L25">
        <text:list-item>
          <text:list>
            <text:list-item>
              <text:p text:style-name="P186">Afegir la següent Propietat:</text:p>
            </text:list-item>
          </text:list>
        </text:list-item>
      </text:list>
      <table:table table:name="Tabla9" table:style-name="Tabla9">
        <table:table-column table:style-name="Tabla9.A"/>
        <table:table-row table:style-name="TableLine1980444103824">
          <table:table-cell table:style-name="Tabla9.A1" office:value-type="string">
            <text:p text:style-name="Table_20_Contents"># Plugin UserInformation - KeyCloak</text:p>
            <text:p text:style-name="P76">es.caib.carpeta.pluginsib.userinformation.keycloak.password_secret=<text:span text:style-name="T52">xxxxxxxxx</text:span></text:p>
          </table:table-cell>
        </table:table-row>
      </table:table>
      <text:p text:style-name="P68"><text:span text:style-name="T78">on «</text:span><text:span text:style-name="T52">xxxxxxxxx» és el </text:span><text:span text:style-name="T58">Secret</text:span><text:span text:style-name="T52"> del </text:span><text:span text:style-name="T58">Client</text:span><text:span text:style-name="T52"> «goib-ws».</text:span></text:p>
      <text:p text:style-name="P69"/>
      <text:h text:style-name="P157" text:outline-level="3" text:is-list-header="true"/>
      <text:h text:style-name="P101" text:outline-level="1"><text:bookmark-start text:name="__RefHeading___Toc1449_15680455011"/><text:span text:style-name="T14">Migració de 1.</text:span><text:span text:style-name="T35">1</text:span><text:span text:style-name="T14">.</text:span><text:span text:style-name="T70">1</text:span><text:span text:style-name="T73">3</text:span><text:span text:style-name="T14"> a 1.</text:span><text:span text:style-name="T35">1</text:span><text:span text:style-name="T14">.</text:span><text:span text:style-name="T69">1</text:span><text:span text:style-name="T73">4</text:span><text:bookmark-end text:name="__RefHeading___Toc1449_15680455011"/></text:h>
      <text:h text:style-name="P112" text:outline-level="2"><text:bookmark-start text:name="__RefHeading___Toc4524_59611532711112"/>Llistat de Millores <text:span text:style-name="T39">Github</text:span><text:bookmark-end text:name="__RefHeading___Toc4524_59611532711112"/></text:h>
      <text:list xml:id="list125344508793587" text:continue-list="list125344243652517" text:style-name="L11">
        <text:list-item>
          <text:p text:style-name="P220"><text:span text:style-name="T80">FALTA: </text:span><text:span text:style-name="T81">ES DEFINEIX AL FINAL DEL PROJECT</text:span></text:p>
        </text:list-item>
      </text:list>
      <text:h text:style-name="P130" text:outline-level="2"><text:bookmark-start text:name="__RefHeading___Toc4524_596115327111111"/>Sistemes<text:bookmark-end text:name="__RefHeading___Toc4524_596115327111111"/></text:h>
      <text:h text:style-name="P144" text:outline-level="3">Actualitzar BBDD</text:h>
      <text:p text:style-name="P48"><text:tab/><text:span text:style-name="T36">Hi ha hagut certs canvis de Base de Dades, d'aquí que s’hagi d’executar l’script SQL </text:span><text:span text:style-name="T29">update_from_1.1.</text:span><text:span text:style-name="T54">1</text:span><text:span text:style-name="T57">3</text:span><text:span text:style-name="T32">_</text:span><text:span text:style-name="T29">to_1.1.</text:span><text:span text:style-name="T53">1</text:span><text:span text:style-name="T57">4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45" text:outline-level="3">Eliminar Plugin de UserInformation de KeyCloak-CAIB</text:h>
      <text:p text:style-name="P52"><text:tab/><text:span text:style-name="T82">Eliminar del fitxer «carpeta.properties» les propietats començades per «es.caib.carpeta.pluginsib.userinformation.keycloakcaib» i l’entrada «es.caib.carpeta.userinformationplugin=org.fundaciobit.pluginsib.userinformation.keycloakcaib.KeyCloakCaibUserInformationPlugin».</text:span></text:p>
      <text:p text:style-name="P176"><text:soft-page-break/><text:tab/>Configurar Plugin de userInformation de KeyCloak per les instàncies de Carpeta que tenien actiu el Plugin de KeyCloak-CAIB.</text:p>
      <text:p text:style-name="P69"/>
      <text:p text:style-name="P69"/>
      <text:h text:style-name="P158" text:outline-level="3" text:is-list-header="true"/>
      <text:h text:style-name="P102" text:outline-level="1"><text:bookmark-start text:name="__RefHeading___Toc1449_156804550111"/><text:span text:style-name="T14">Migració de 1.</text:span><text:span text:style-name="T35">1</text:span><text:span text:style-name="T14">.</text:span><text:span text:style-name="T70">1</text:span><text:span text:style-name="T74">4</text:span><text:span text:style-name="T14"> a 1.</text:span><text:span text:style-name="T35">1</text:span><text:span text:style-name="T14">.</text:span><text:span text:style-name="T69">1</text:span><text:span text:style-name="T74">5</text:span><text:bookmark-end text:name="__RefHeading___Toc1449_156804550111"/></text:h>
      <text:h text:style-name="P113" text:outline-level="2"><text:bookmark-start text:name="__RefHeading___Toc4524_596115327111121"/>Llistat de Millores <text:span text:style-name="T39">Github</text:span><text:bookmark-end text:name="__RefHeading___Toc4524_596115327111121"/></text:h>
      <text:list xml:id="list125344819210846" text:continue-numbering="true" text:style-name="L11">
        <text:list-item>
          <text:p text:style-name="P221"><text:span text:style-name="T80">FALTA: </text:span></text:p>
        </text:list-item>
      </text:list>
      <text:h text:style-name="P131" text:outline-level="2"><text:bookmark-start text:name="__RefHeading___Toc4524_5961153271111111"/>Sistemes<text:bookmark-end text:name="__RefHeading___Toc4524_5961153271111111"/></text:h>
      <text:list xml:id="list622632965" text:style-name="L26">
        <text:list-item>
          <text:p text:style-name="P213">S’ha actualitzat el plugin de MOCK d’Autenticació de Ciutadans. La propietat opcional «es.caib.carpeta.pluginsib.login.mock.administrationid» s’ha eliminat i s’ha substituit per la propietat requerida «es.caib.carpeta.pluginsib.login.mock.logininfo» que conte un objecte JSOn que representa la classe LoginInfo. A continuació es mostres exemple de persona fisica i juridica:</text:p>
        </text:list-item>
      </text:list>
      <table:table table:name="Tabla10" table:style-name="Tabla10">
        <table:table-column table:style-name="Tabla10.A"/>
        <table:table-row table:style-name="TableLine1980491748976">
          <table:table-cell table:style-name="Tabla10.A1" office:value-type="string">
            <text:p text:style-name="P206"># Persona Fisica<text:line-break/>es.caib.carpeta.pluginsib.login.mock.logininfo={"username":"pfuster","name":"Pep","surname1":"Fuster","surname2":"Gonella","administrationID":"30000056Y","authenticationMethod":"None","qaa":1,"identityProvider":"MOCK","business":false}<text:line-break/># Persona Juridica<text:line-break/>#es.caib.carpeta.pluginsib.login.mock.logininfo={"username":"","name":"MyBusiness","administrationID":"87654321Z","authenticationMethod":"None","qaa":1,"identityProvider":"MOCK","business":false,"representative":{"name":"Pep","surname1":"Gonella","surname2":"Fuster","administrationID":"30000056Y"}}</text:p>
          </table:table-cell>
        </table:table-row>
      </table:table>
      <text:p text:style-name="P214"/>
      <text:list xml:id="list125344493995376" text:continue-numbering="true" text:style-name="L26">
        <text:list-item>
          <text:p text:style-name="P213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52784f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198032229016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8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7</text:page-number><text:s/><text:span text:style-name="MT8">de </text:span><text:span text:style-name="MT8"><text:page-count>17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7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23</meta:editing-cycles>
    <meta:creation-date>2019-12-18T08:12:13.731000000</meta:creation-date>
    <meta:editing-duration>P2DT5H1M52S</meta:editing-duration>
    <meta:generator>LibreOffice/7.1.0.3$Windows_X86_64 LibreOffice_project/f6099ecf3d29644b5008cc8f48f42f4a40986e4c</meta:generator>
    <dc:date>2021-12-16T12:53:42.590000000</dc:date>
    <meta:document-statistic meta:table-count="17" meta:image-count="2" meta:object-count="0" meta:page-count="17" meta:paragraph-count="294" meta:word-count="2300" meta:character-count="20000" meta:non-whitespace-character-count="18023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